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ngTest_20K_300NTU" table:style-name="ta1">
        <table:shapes>
          <draw:frame draw:z-index="0" draw:style-name="gr1" draw:text-style-name="P1" svg:width="12.763in" svg:height="8.0626in" svg:x="7.5929in" svg:y="0.4811in">
            <draw:object draw:notify-on-update-of-ranges="longTest_20K_300NTU.A1:longTest_20K_300NTU.A865 longTest_20K_300NTU.D1:longTest_20K_300NTU.D1 longTest_20K_300NTU.D1:longTest_20K_300NTU.D8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time</text:p>
          </table:table-cell>
          <table:table-cell office:value-type="string" calcext:value-type="string">
            <text:p><text:s/>dark_ADC</text:p>
          </table:table-cell>
          <table:table-cell office:value-type="string" calcext:value-type="string">
            <text:p><text:s/>dark_V</text:p>
          </table:table-cell>
          <table:table-cell office:value-type="string" calcext:value-type="string">
            <text:p><text:s/>active_ADC</text:p>
          </table:table-cell>
          <table:table-cell office:value-type="string" calcext:value-type="string">
            <text:p><text:s/>active_V</text:p>
          </table:table-cell>
          <table:table-cell office:value-type="string" calcext:value-type="string">
            <text:p>temp_ADC</text:p>
          </table:table-cell>
          <table:table-cell office:value-type="string" calcext:value-type="string">
            <text:p>temp_F</text:p>
          </table:table-cell>
        </table:table-row>
        <table:table-row table:style-name="ro1">
          <table:table-cell office:value-type="string" calcext:value-type="string">
            <text:p>2022-02-11 13:3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1.073" calcext:value-type="float">
            <text:p>1.073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3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.036" calcext:value-type="float">
            <text:p>1.03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37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1.076" calcext:value-type="float">
            <text:p>1.07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.633" calcext:value-type="float">
            <text:p>0.63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7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.442" calcext:value-type="float">
            <text:p>0.44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7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.37" calcext:value-type="float">
            <text:p>0.3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8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.33" calcext:value-type="float">
            <text:p>0.33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3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366" calcext:value-type="float">
            <text:p>0.36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.33" calcext:value-type="float">
            <text:p>0.3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3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.41" calcext:value-type="float">
            <text:p>0.41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3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0.581" calcext:value-type="float">
            <text:p>0.58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.852" calcext:value-type="float">
            <text:p>0.85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3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.006" calcext:value-type="float">
            <text:p>1.00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3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1.07" calcext:value-type="float">
            <text:p>1.07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3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1.1" calcext:value-type="float">
            <text:p>1.1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3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1.15" calcext:value-type="float">
            <text:p>1.1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3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3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3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3:3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1.153" calcext:value-type="float">
            <text:p>1.15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3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1.155" calcext:value-type="float">
            <text:p>1.15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3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1.118" calcext:value-type="float">
            <text:p>1.11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39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.054" calcext:value-type="float">
            <text:p>1.05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3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.006" calcext:value-type="float">
            <text:p>1.00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3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.518" calcext:value-type="float">
            <text:p>0.51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3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.295" calcext:value-type="float">
            <text:p>0.295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3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29" calcext:value-type="float">
            <text:p>0.29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3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.32" calcext:value-type="float">
            <text:p>0.32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3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.37" calcext:value-type="float">
            <text:p>0.3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3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.442" calcext:value-type="float">
            <text:p>0.44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0:04</text:p>
          </table:table-cell>
          <table:table-cell office:value-type="float" office:value="23" calcext:value-type="float">
            <text:p>23</text:p>
          </table:table-cell>
          <table:table-cell office:value-type="float" office:value="0.022" calcext:value-type="float">
            <text:p>0.022</text:p>
          </table:table-cell>
          <table:table-cell office:value-type="float" office:value="981" calcext:value-type="float">
            <text:p>981</text:p>
          </table:table-cell>
          <table:table-cell office:value-type="float" office:value="0.934" calcext:value-type="float">
            <text:p>0.93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.172" calcext:value-type="float">
            <text:p>1.17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.058" calcext:value-type="float">
            <text:p>1.05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.019" calcext:value-type="float">
            <text:p>1.019</text:p>
          </table:table-cell>
          <table:table-cell office:value-type="float" office:value="749" calcext:value-type="float">
            <text:p>749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string" calcext:value-type="string">
            <text:p>2022-02-11 13:4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.69" calcext:value-type="float">
            <text:p>0.6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.374" calcext:value-type="float">
            <text:p>0.37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26" calcext:value-type="float">
            <text:p>0.2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286" calcext:value-type="float">
            <text:p>0.286</text:p>
          </table:table-cell>
          <table:table-cell office:value-type="float" office:value="767" calcext:value-type="float">
            <text:p>7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4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355" calcext:value-type="float">
            <text:p>0.35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0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.418" calcext:value-type="float">
            <text:p>0.418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40:59</text:p>
          </table:table-cell>
          <table:table-cell office:value-type="float" office:value="23" calcext:value-type="float">
            <text:p>23</text:p>
          </table:table-cell>
          <table:table-cell office:value-type="float" office:value="0.022" calcext:value-type="float">
            <text:p>0.022</text:p>
          </table:table-cell>
          <table:table-cell office:value-type="float" office:value="759" calcext:value-type="float">
            <text:p>759</text:p>
          </table:table-cell>
          <table:table-cell office:value-type="float" office:value="0.723" calcext:value-type="float">
            <text:p>0.72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1.043" calcext:value-type="float">
            <text:p>1.04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1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.14" calcext:value-type="float">
            <text:p>1.14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4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.072" calcext:value-type="float">
            <text:p>1.07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1.005" calcext:value-type="float">
            <text:p>1.005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4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.849" calcext:value-type="float">
            <text:p>0.849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.56" calcext:value-type="float">
            <text:p>0.56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4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365" calcext:value-type="float">
            <text:p>0.365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.263" calcext:value-type="float">
            <text:p>0.26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75" calcext:value-type="float">
            <text:p>0.27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29" calcext:value-type="float">
            <text:p>0.2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.304" calcext:value-type="float">
            <text:p>0.30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2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.349" calcext:value-type="float">
            <text:p>0.34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337" calcext:value-type="float">
            <text:p>0.33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.329" calcext:value-type="float">
            <text:p>0.32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.321" calcext:value-type="float">
            <text:p>0.32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.32" calcext:value-type="float">
            <text:p>0.3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.317" calcext:value-type="float">
            <text:p>0.317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3:4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.317" calcext:value-type="float">
            <text:p>0.317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3:42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277" calcext:value-type="float">
            <text:p>0.27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.257" calcext:value-type="float">
            <text:p>0.25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366" calcext:value-type="float">
            <text:p>0.36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.468" calcext:value-type="float">
            <text:p>0.46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2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86" calcext:value-type="float">
            <text:p>0.68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0.948" calcext:value-type="float">
            <text:p>0.948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0.992" calcext:value-type="float">
            <text:p>0.99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3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.006" calcext:value-type="float">
            <text:p>1.00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0.997" calcext:value-type="float">
            <text:p>0.997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3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0.882" calcext:value-type="float">
            <text:p>0.88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.618" calcext:value-type="float">
            <text:p>0.61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.338" calcext:value-type="float">
            <text:p>0.33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.295" calcext:value-type="float">
            <text:p>0.29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.35" calcext:value-type="float">
            <text:p>0.3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.416" calcext:value-type="float">
            <text:p>0.416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43:54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784" calcext:value-type="float">
            <text:p>784</text:p>
          </table:table-cell>
          <table:table-cell office:value-type="float" office:value="0.747" calcext:value-type="float">
            <text:p>0.747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.993" calcext:value-type="float">
            <text:p>0.99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4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4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.035" calcext:value-type="float">
            <text:p>1.03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4:14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  <table:table-cell office:value-type="float" office:value="869" calcext:value-type="float">
            <text:p>869</text:p>
          </table:table-cell>
          <table:table-cell office:value-type="float" office:value="0.828" calcext:value-type="float">
            <text:p>0.82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4:19</text:p>
          </table:table-cell>
          <table:table-cell office:value-type="float" office:value="18" calcext:value-type="float">
            <text:p>18</text:p>
          </table:table-cell>
          <table:table-cell office:value-type="float" office:value="0.017" calcext:value-type="float">
            <text:p>0.017</text:p>
          </table:table-cell>
          <table:table-cell office:value-type="float" office:value="468" calcext:value-type="float">
            <text:p>468</text:p>
          </table:table-cell>
          <table:table-cell office:value-type="float" office:value="0.446" calcext:value-type="float">
            <text:p>0.44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4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.398" calcext:value-type="float">
            <text:p>0.39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4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334" calcext:value-type="float">
            <text:p>0.33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.322" calcext:value-type="float">
            <text:p>0.32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302" calcext:value-type="float">
            <text:p>0.30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.26" calcext:value-type="float">
            <text:p>0.2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.289" calcext:value-type="float">
            <text:p>0.28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244" calcext:value-type="float">
            <text:p>0.244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4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264" calcext:value-type="float">
            <text:p>0.26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69" calcext:value-type="float">
            <text:p>0.26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69" calcext:value-type="float">
            <text:p>0.269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3:4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.245" calcext:value-type="float">
            <text:p>0.24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281" calcext:value-type="float">
            <text:p>0.28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.475" calcext:value-type="float">
            <text:p>0.475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4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0.829" calcext:value-type="float">
            <text:p>0.82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.007" calcext:value-type="float">
            <text:p>1.007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.083" calcext:value-type="float">
            <text:p>1.08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.126" calcext:value-type="float">
            <text:p>1.12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.126" calcext:value-type="float">
            <text:p>1.12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0.915" calcext:value-type="float">
            <text:p>0.91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5:59</text:p>
          </table:table-cell>
          <table:table-cell office:value-type="float" office:value="33" calcext:value-type="float">
            <text:p>33</text:p>
          </table:table-cell>
          <table:table-cell office:value-type="float" office:value="0.031" calcext:value-type="float">
            <text:p>0.031</text:p>
          </table:table-cell>
          <table:table-cell office:value-type="float" office:value="469" calcext:value-type="float">
            <text:p>469</text:p>
          </table:table-cell>
          <table:table-cell office:value-type="float" office:value="0.447" calcext:value-type="float">
            <text:p>0.447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.402" calcext:value-type="float">
            <text:p>0.40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6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.345" calcext:value-type="float">
            <text:p>0.34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306" calcext:value-type="float">
            <text:p>0.30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292" calcext:value-type="float">
            <text:p>0.292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29" calcext:value-type="float">
            <text:p>0.2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73" calcext:value-type="float">
            <text:p>0.273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6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287" calcext:value-type="float">
            <text:p>0.28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6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.32" calcext:value-type="float">
            <text:p>0.32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4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.331" calcext:value-type="float">
            <text:p>0.331</text:p>
          </table:table-cell>
          <table:table-cell office:value-type="float" office:value="753" calcext:value-type="float">
            <text:p>753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2022-02-11 13:4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.38" calcext:value-type="float">
            <text:p>0.3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.388" calcext:value-type="float">
            <text:p>0.38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.411" calcext:value-type="float">
            <text:p>0.41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.429" calcext:value-type="float">
            <text:p>0.42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.561" calcext:value-type="float">
            <text:p>0.561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47:19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office:value-type="float" office:value="901" calcext:value-type="float">
            <text:p>901</text:p>
          </table:table-cell>
          <table:table-cell office:value-type="float" office:value="0.858" calcext:value-type="float">
            <text:p>0.85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1.11" calcext:value-type="float">
            <text:p>1.1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7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.145" calcext:value-type="float">
            <text:p>1.14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1.118" calcext:value-type="float">
            <text:p>1.11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.037" calcext:value-type="float">
            <text:p>1.03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7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1.003" calcext:value-type="float">
            <text:p>1.00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47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1.01" calcext:value-type="float">
            <text:p>1.0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7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8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.084" calcext:value-type="float">
            <text:p>1.08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.112" calcext:value-type="float">
            <text:p>1.11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3:4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.174" calcext:value-type="float">
            <text:p>1.17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.953" calcext:value-type="float">
            <text:p>0.95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.442" calcext:value-type="float">
            <text:p>0.44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.338" calcext:value-type="float">
            <text:p>0.33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.288" calcext:value-type="float">
            <text:p>0.28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4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.823" calcext:value-type="float">
            <text:p>0.82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4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.058" calcext:value-type="float">
            <text:p>1.058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4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.168" calcext:value-type="float">
            <text:p>1.16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1.09" calcext:value-type="float">
            <text:p>1.0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8:59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849" calcext:value-type="float">
            <text:p>849</text:p>
          </table:table-cell>
          <table:table-cell office:value-type="float" office:value="0.809" calcext:value-type="float">
            <text:p>0.80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.441" calcext:value-type="float">
            <text:p>0.44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381" calcext:value-type="float">
            <text:p>0.38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.322" calcext:value-type="float">
            <text:p>0.322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4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27" calcext:value-type="float">
            <text:p>0.27</text:p>
          </table:table-cell>
          <table:table-cell office:value-type="float" office:value="767" calcext:value-type="float">
            <text:p>7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49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.494" calcext:value-type="float">
            <text:p>0.49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4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0.97" calcext:value-type="float">
            <text:p>0.9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.068" calcext:value-type="float">
            <text:p>1.06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.169" calcext:value-type="float">
            <text:p>1.16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4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.962" calcext:value-type="float">
            <text:p>0.96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.454" calcext:value-type="float">
            <text:p>0.45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4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335" calcext:value-type="float">
            <text:p>0.33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4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.232" calcext:value-type="float">
            <text:p>0.23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0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86" calcext:value-type="float">
            <text:p>0.68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.037" calcext:value-type="float">
            <text:p>1.03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1.114" calcext:value-type="float">
            <text:p>1.11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1.164" calcext:value-type="float">
            <text:p>1.16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0.947" calcext:value-type="float">
            <text:p>0.94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0:29</text:p>
          </table:table-cell>
          <table:table-cell office:value-type="float" office:value="26" calcext:value-type="float">
            <text:p>26</text:p>
          </table:table-cell>
          <table:table-cell office:value-type="float" office:value="0.025" calcext:value-type="float">
            <text:p>0.025</text:p>
          </table:table-cell>
          <table:table-cell office:value-type="float" office:value="646" calcext:value-type="float">
            <text:p>646</text:p>
          </table:table-cell>
          <table:table-cell office:value-type="float" office:value="0.615" calcext:value-type="float">
            <text:p>0.615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5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.432" calcext:value-type="float">
            <text:p>0.43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.361" calcext:value-type="float">
            <text:p>0.36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.32" calcext:value-type="float">
            <text:p>0.3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.28" calcext:value-type="float">
            <text:p>0.2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0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278" calcext:value-type="float">
            <text:p>0.27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0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.331" calcext:value-type="float">
            <text:p>0.33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.473" calcext:value-type="float">
            <text:p>0.47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0.757" calcext:value-type="float">
            <text:p>0.75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1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0.961" calcext:value-type="float">
            <text:p>0.961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.988" calcext:value-type="float">
            <text:p>0.98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.035" calcext:value-type="float">
            <text:p>1.035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5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1.07" calcext:value-type="float">
            <text:p>1.0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.083" calcext:value-type="float">
            <text:p>1.08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.095" calcext:value-type="float">
            <text:p>1.09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1.114" calcext:value-type="float">
            <text:p>1.11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1.134" calcext:value-type="float">
            <text:p>1.134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5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1.132" calcext:value-type="float">
            <text:p>1.13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2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1.131" calcext:value-type="float">
            <text:p>1.13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.068" calcext:value-type="float">
            <text:p>1.06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1.014" calcext:value-type="float">
            <text:p>1.01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0.986" calcext:value-type="float">
            <text:p>0.98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1.167" calcext:value-type="float">
            <text:p>1.16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.115" calcext:value-type="float">
            <text:p>1.11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2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.068" calcext:value-type="float">
            <text:p>1.06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.542" calcext:value-type="float">
            <text:p>0.54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2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277" calcext:value-type="float">
            <text:p>0.277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.371" calcext:value-type="float">
            <text:p>0.371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3:5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.435" calcext:value-type="float">
            <text:p>0.43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3:1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733" calcext:value-type="float">
            <text:p>733</text:p>
          </table:table-cell>
          <table:table-cell office:value-type="float" office:value="0.698" calcext:value-type="float">
            <text:p>0.69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.083" calcext:value-type="float">
            <text:p>1.083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53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.159" calcext:value-type="float">
            <text:p>1.159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3:5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0.881" calcext:value-type="float">
            <text:p>0.88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.402" calcext:value-type="float">
            <text:p>0.40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25" calcext:value-type="float">
            <text:p>0.2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.316" calcext:value-type="float">
            <text:p>0.316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3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381" calcext:value-type="float">
            <text:p>0.38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.429" calcext:value-type="float">
            <text:p>0.42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4:04</text:p>
          </table:table-cell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  <table:table-cell office:value-type="float" office:value="859" calcext:value-type="float">
            <text:p>859</text:p>
          </table:table-cell>
          <table:table-cell office:value-type="float" office:value="0.818" calcext:value-type="float">
            <text:p>0.818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3:54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1.064" calcext:value-type="float">
            <text:p>1.06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4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.154" calcext:value-type="float">
            <text:p>1.15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4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.169" calcext:value-type="float">
            <text:p>1.16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4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.112" calcext:value-type="float">
            <text:p>1.11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4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.036" calcext:value-type="float">
            <text:p>1.03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.019" calcext:value-type="float">
            <text:p>1.01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0.947" calcext:value-type="float">
            <text:p>0.94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1.03" calcext:value-type="float">
            <text:p>1.0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.075" calcext:value-type="float">
            <text:p>1.07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.904" calcext:value-type="float">
            <text:p>0.904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5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.429" calcext:value-type="float">
            <text:p>0.42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.33" calcext:value-type="float">
            <text:p>0.3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.289" calcext:value-type="float">
            <text:p>0.28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.327" calcext:value-type="float">
            <text:p>0.32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0.43" calcext:value-type="float">
            <text:p>0.43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.585" calcext:value-type="float">
            <text:p>0.58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0.65" calcext:value-type="float">
            <text:p>0.6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.594" calcext:value-type="float">
            <text:p>0.59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.445" calcext:value-type="float">
            <text:p>0.44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.412" calcext:value-type="float">
            <text:p>0.41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.402" calcext:value-type="float">
            <text:p>0.40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6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.44" calcext:value-type="float">
            <text:p>0.4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.594" calcext:value-type="float">
            <text:p>0.594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.859" calcext:value-type="float">
            <text:p>0.85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.021" calcext:value-type="float">
            <text:p>1.02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1.091" calcext:value-type="float">
            <text:p>1.09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.172" calcext:value-type="float">
            <text:p>1.17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6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1.03" calcext:value-type="float">
            <text:p>1.03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6: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756" calcext:value-type="float">
            <text:p>756</text:p>
          </table:table-cell>
          <table:table-cell office:value-type="float" office:value="0.72" calcext:value-type="float">
            <text:p>0.72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5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.426" calcext:value-type="float">
            <text:p>0.42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.379" calcext:value-type="float">
            <text:p>0.37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.311" calcext:value-type="float">
            <text:p>0.31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266" calcext:value-type="float">
            <text:p>0.26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.329" calcext:value-type="float">
            <text:p>0.329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.41" calcext:value-type="float">
            <text:p>0.4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7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.494" calcext:value-type="float">
            <text:p>0.494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5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0.507" calcext:value-type="float">
            <text:p>0.50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7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0.52" calcext:value-type="float">
            <text:p>0.5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.428" calcext:value-type="float">
            <text:p>0.42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336" calcext:value-type="float">
            <text:p>0.336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3:57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74" calcext:value-type="float">
            <text:p>0.27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.313" calcext:value-type="float">
            <text:p>0.31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7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.376" calcext:value-type="float">
            <text:p>0.37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7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.437" calcext:value-type="float">
            <text:p>0.437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8:04</text:p>
          </table:table-cell>
          <table:table-cell office:value-type="float" office:value="14" calcext:value-type="float">
            <text:p>14</text:p>
          </table:table-cell>
          <table:table-cell office:value-type="float" office:value="0.013" calcext:value-type="float">
            <text:p>0.013</text:p>
          </table:table-cell>
          <table:table-cell office:value-type="float" office:value="752" calcext:value-type="float">
            <text:p>752</text:p>
          </table:table-cell>
          <table:table-cell office:value-type="float" office:value="0.716" calcext:value-type="float">
            <text:p>0.71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8:09</text:p>
          </table:table-cell>
          <table:table-cell office:value-type="float" office:value="17" calcext:value-type="float">
            <text:p>17</text:p>
          </table:table-cell>
          <table:table-cell office:value-type="float" office:value="0.016" calcext:value-type="float">
            <text:p>0.016</text:p>
          </table:table-cell>
          <table:table-cell office:value-type="float" office:value="1037" calcext:value-type="float">
            <text:p>1037</text:p>
          </table:table-cell>
          <table:table-cell office:value-type="float" office:value="0.988" calcext:value-type="float">
            <text:p>0.98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1.144" calcext:value-type="float">
            <text:p>1.14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1.16" calcext:value-type="float">
            <text:p>1.1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1.177" calcext:value-type="float">
            <text:p>1.17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.158" calcext:value-type="float">
            <text:p>1.15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.129" calcext:value-type="float">
            <text:p>1.12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1.096" calcext:value-type="float">
            <text:p>1.09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3:5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1.091" calcext:value-type="float">
            <text:p>1.09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1.088" calcext:value-type="float">
            <text:p>1.08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1.102" calcext:value-type="float">
            <text:p>1.102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5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1.069" calcext:value-type="float">
            <text:p>1.06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.077" calcext:value-type="float">
            <text:p>1.07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3:5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.052" calcext:value-type="float">
            <text:p>1.05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.988" calcext:value-type="float">
            <text:p>0.98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.589" calcext:value-type="float">
            <text:p>0.58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3:59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302" calcext:value-type="float">
            <text:p>0.302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5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3:5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287" calcext:value-type="float">
            <text:p>0.287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3:5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.318" calcext:value-type="float">
            <text:p>0.31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.383" calcext:value-type="float">
            <text:p>0.38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3:5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.445" calcext:value-type="float">
            <text:p>0.445</text:p>
          </table:table-cell>
          <table:table-cell office:value-type="float" office:value="767" calcext:value-type="float">
            <text:p>7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3:5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0.797" calcext:value-type="float">
            <text:p>0.79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3:5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1.088" calcext:value-type="float">
            <text:p>1.088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00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1.153" calcext:value-type="float">
            <text:p>1.15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0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1.122" calcext:value-type="float">
            <text:p>1.12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.082" calcext:value-type="float">
            <text:p>1.08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1.102" calcext:value-type="float">
            <text:p>1.10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.129" calcext:value-type="float">
            <text:p>1.12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.077" calcext:value-type="float">
            <text:p>1.07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.73" calcext:value-type="float">
            <text:p>0.73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.443" calcext:value-type="float">
            <text:p>0.44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0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.408" calcext:value-type="float">
            <text:p>0.408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00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375" calcext:value-type="float">
            <text:p>0.375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.412" calcext:value-type="float">
            <text:p>0.41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0.668" calcext:value-type="float">
            <text:p>0.66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1:14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1069" calcext:value-type="float">
            <text:p>1069</text:p>
          </table:table-cell>
          <table:table-cell office:value-type="float" office:value="1.018" calcext:value-type="float">
            <text:p>1.01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.147" calcext:value-type="float">
            <text:p>1.147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.111" calcext:value-type="float">
            <text:p>1.111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0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.058" calcext:value-type="float">
            <text:p>1.05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.988" calcext:value-type="float">
            <text:p>0.988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0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.836" calcext:value-type="float">
            <text:p>0.83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.59" calcext:value-type="float">
            <text:p>0.5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.386" calcext:value-type="float">
            <text:p>0.38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3" calcext:value-type="float">
            <text:p>0.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242" calcext:value-type="float">
            <text:p>0.242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02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243" calcext:value-type="float">
            <text:p>0.24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.288" calcext:value-type="float">
            <text:p>0.28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0.409" calcext:value-type="float">
            <text:p>0.409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0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.685" calcext:value-type="float">
            <text:p>0.68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.993" calcext:value-type="float">
            <text:p>0.99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.035" calcext:value-type="float">
            <text:p>1.03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.058" calcext:value-type="float">
            <text:p>1.05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2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1.089" calcext:value-type="float">
            <text:p>1.08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.141" calcext:value-type="float">
            <text:p>1.14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.107" calcext:value-type="float">
            <text:p>1.10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2:59</text:p>
          </table:table-cell>
          <table:table-cell office:value-type="float" office:value="26" calcext:value-type="float">
            <text:p>26</text:p>
          </table:table-cell>
          <table:table-cell office:value-type="float" office:value="0.025" calcext:value-type="float">
            <text:p>0.025</text:p>
          </table:table-cell>
          <table:table-cell office:value-type="float" office:value="881" calcext:value-type="float">
            <text:p>881</text:p>
          </table:table-cell>
          <table:table-cell office:value-type="float" office:value="0.839" calcext:value-type="float">
            <text:p>0.83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.418" calcext:value-type="float">
            <text:p>0.41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381" calcext:value-type="float">
            <text:p>0.38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3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.33" calcext:value-type="float">
            <text:p>0.3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.31" calcext:value-type="float">
            <text:p>0.31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3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249" calcext:value-type="float">
            <text:p>0.249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0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.345" calcext:value-type="float">
            <text:p>0.34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.573" calcext:value-type="float">
            <text:p>0.57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0.749" calcext:value-type="float">
            <text:p>0.74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0.902" calcext:value-type="float">
            <text:p>0.90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3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.021" calcext:value-type="float">
            <text:p>1.02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1.03" calcext:value-type="float">
            <text:p>1.03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4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.037" calcext:value-type="float">
            <text:p>1.03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4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1.033" calcext:value-type="float">
            <text:p>1.03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4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1.079" calcext:value-type="float">
            <text:p>1.07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4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1.104" calcext:value-type="float">
            <text:p>1.10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4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1.16" calcext:value-type="float">
            <text:p>1.1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4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1.13" calcext:value-type="float">
            <text:p>1.1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0.95" calcext:value-type="float">
            <text:p>0.9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4:39</text:p>
          </table:table-cell>
          <table:table-cell office:value-type="float" office:value="17" calcext:value-type="float">
            <text:p>17</text:p>
          </table:table-cell>
          <table:table-cell office:value-type="float" office:value="0.016" calcext:value-type="float">
            <text:p>0.016</text:p>
          </table:table-cell>
          <table:table-cell office:value-type="float" office:value="614" calcext:value-type="float">
            <text:p>614</text:p>
          </table:table-cell>
          <table:table-cell office:value-type="float" office:value="0.585" calcext:value-type="float">
            <text:p>0.58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.396" calcext:value-type="float">
            <text:p>0.396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0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375" calcext:value-type="float">
            <text:p>0.37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.35" calcext:value-type="float">
            <text:p>0.3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.318" calcext:value-type="float">
            <text:p>0.31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306" calcext:value-type="float">
            <text:p>0.30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3" calcext:value-type="float">
            <text:p>0.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.353" calcext:value-type="float">
            <text:p>0.35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.38" calcext:value-type="float">
            <text:p>0.3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.715" calcext:value-type="float">
            <text:p>0.71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.129" calcext:value-type="float">
            <text:p>1.12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1.127" calcext:value-type="float">
            <text:p>1.12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.022" calcext:value-type="float">
            <text:p>1.02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.564" calcext:value-type="float">
            <text:p>0.56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246" calcext:value-type="float">
            <text:p>0.24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.291" calcext:value-type="float">
            <text:p>0.29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.361" calcext:value-type="float">
            <text:p>0.36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.442" calcext:value-type="float">
            <text:p>0.44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6:09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880" calcext:value-type="float">
            <text:p>880</text:p>
          </table:table-cell>
          <table:table-cell office:value-type="float" office:value="0.838" calcext:value-type="float">
            <text:p>0.83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.082" calcext:value-type="float">
            <text:p>1.08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.071" calcext:value-type="float">
            <text:p>1.071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.022" calcext:value-type="float">
            <text:p>1.02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762" calcext:value-type="float">
            <text:p>0.76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6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.412" calcext:value-type="float">
            <text:p>0.41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6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72" calcext:value-type="float">
            <text:p>0.27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.331" calcext:value-type="float">
            <text:p>0.33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.317" calcext:value-type="float">
            <text:p>0.31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334" calcext:value-type="float">
            <text:p>0.334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35" calcext:value-type="float">
            <text:p>0.3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357" calcext:value-type="float">
            <text:p>0.35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7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35" calcext:value-type="float">
            <text:p>0.3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.367" calcext:value-type="float">
            <text:p>0.367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07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366" calcext:value-type="float">
            <text:p>0.366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35" calcext:value-type="float">
            <text:p>0.35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.325" calcext:value-type="float">
            <text:p>0.32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7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336" calcext:value-type="float">
            <text:p>0.336</text:p>
          </table:table-cell>
          <table:table-cell office:value-type="float" office:value="752" calcext:value-type="float">
            <text:p>752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2022-02-11 14:0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.317" calcext:value-type="float">
            <text:p>0.31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7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.317" calcext:value-type="float">
            <text:p>0.31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7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29" calcext:value-type="float">
            <text:p>0.2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8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285" calcext:value-type="float">
            <text:p>0.28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0.578" calcext:value-type="float">
            <text:p>0.57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.965" calcext:value-type="float">
            <text:p>0.96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.052" calcext:value-type="float">
            <text:p>1.05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.111" calcext:value-type="float">
            <text:p>1.111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1.152" calcext:value-type="float">
            <text:p>1.15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.163" calcext:value-type="float">
            <text:p>1.163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0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8:44</text:p>
          </table:table-cell>
          <table:table-cell office:value-type="float" office:value="22" calcext:value-type="float">
            <text:p>22</text:p>
          </table:table-cell>
          <table:table-cell office:value-type="float" office:value="0.021" calcext:value-type="float">
            <text:p>0.021</text:p>
          </table:table-cell>
          <table:table-cell office:value-type="float" office:value="638" calcext:value-type="float">
            <text:p>638</text:p>
          </table:table-cell>
          <table:table-cell office:value-type="float" office:value="0.608" calcext:value-type="float">
            <text:p>0.60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.404" calcext:value-type="float">
            <text:p>0.404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35" calcext:value-type="float">
            <text:p>0.3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285" calcext:value-type="float">
            <text:p>0.285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0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264" calcext:value-type="float">
            <text:p>0.26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0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.322" calcext:value-type="float">
            <text:p>0.32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0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0.517" calcext:value-type="float">
            <text:p>0.517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0.783" calcext:value-type="float">
            <text:p>0.78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09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1.011" calcext:value-type="float">
            <text:p>1.01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0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.103" calcext:value-type="float">
            <text:p>1.10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.115" calcext:value-type="float">
            <text:p>1.11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0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.092" calcext:value-type="float">
            <text:p>1.09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0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0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.14" calcext:value-type="float">
            <text:p>1.1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0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0.93" calcext:value-type="float">
            <text:p>0.9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0:04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461" calcext:value-type="float">
            <text:p>461</text:p>
          </table:table-cell>
          <table:table-cell office:value-type="float" office:value="0.439" calcext:value-type="float">
            <text:p>0.43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336" calcext:value-type="float">
            <text:p>0.33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3" calcext:value-type="float">
            <text:p>0.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244" calcext:value-type="float">
            <text:p>0.24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.408" calcext:value-type="float">
            <text:p>0.40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.869" calcext:value-type="float">
            <text:p>0.86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1.06" calcext:value-type="float">
            <text:p>1.0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.112" calcext:value-type="float">
            <text:p>1.11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.188" calcext:value-type="float">
            <text:p>1.18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1.03" calcext:value-type="float">
            <text:p>1.0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0:54</text:p>
          </table:table-cell>
          <table:table-cell office:value-type="float" office:value="39" calcext:value-type="float">
            <text:p>39</text:p>
          </table:table-cell>
          <table:table-cell office:value-type="float" office:value="0.037" calcext:value-type="float">
            <text:p>0.037</text:p>
          </table:table-cell>
          <table:table-cell office:value-type="float" office:value="641" calcext:value-type="float">
            <text:p>641</text:p>
          </table:table-cell>
          <table:table-cell office:value-type="float" office:value="0.61" calcext:value-type="float">
            <text:p>0.6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0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.402" calcext:value-type="float">
            <text:p>0.40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.314" calcext:value-type="float">
            <text:p>0.314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1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264" calcext:value-type="float">
            <text:p>0.26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1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.31" calcext:value-type="float">
            <text:p>0.3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.53" calcext:value-type="float">
            <text:p>0.5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.858" calcext:value-type="float">
            <text:p>0.85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.019" calcext:value-type="float">
            <text:p>1.01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.031" calcext:value-type="float">
            <text:p>1.03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.067" calcext:value-type="float">
            <text:p>1.06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1.05" calcext:value-type="float">
            <text:p>1.0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.634" calcext:value-type="float">
            <text:p>0.63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2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351" calcext:value-type="float">
            <text:p>0.35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264" calcext:value-type="float">
            <text:p>0.264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.255" calcext:value-type="float">
            <text:p>0.25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.283" calcext:value-type="float">
            <text:p>0.28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336" calcext:value-type="float">
            <text:p>0.33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377" calcext:value-type="float">
            <text:p>0.37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.413" calcext:value-type="float">
            <text:p>0.41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39</text:p>
          </table:table-cell>
          <table:table-cell office:value-type="float" office:value="8" calcext:value-type="float">
            <text:p>8</text:p>
          </table:table-cell>
          <table:table-cell office:value-type="float" office:value="0.008" calcext:value-type="float">
            <text:p>0.008</text:p>
          </table:table-cell>
          <table:table-cell office:value-type="float" office:value="667" calcext:value-type="float">
            <text:p>667</text:p>
          </table:table-cell>
          <table:table-cell office:value-type="float" office:value="0.635" calcext:value-type="float">
            <text:p>0.63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0.911" calcext:value-type="float">
            <text:p>0.911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1.096" calcext:value-type="float">
            <text:p>1.09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12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1.17" calcext:value-type="float">
            <text:p>1.17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1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1.16" calcext:value-type="float">
            <text:p>1.16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13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1.149" calcext:value-type="float">
            <text:p>1.14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3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1.138" calcext:value-type="float">
            <text:p>1.13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1.114" calcext:value-type="float">
            <text:p>1.11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.082" calcext:value-type="float">
            <text:p>1.08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1.049" calcext:value-type="float">
            <text:p>1.049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1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1.009" calcext:value-type="float">
            <text:p>1.00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0.736" calcext:value-type="float">
            <text:p>0.73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3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438" calcext:value-type="float">
            <text:p>0.43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273" calcext:value-type="float">
            <text:p>0.27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4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4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.263" calcext:value-type="float">
            <text:p>0.26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4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264" calcext:value-type="float">
            <text:p>0.26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4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4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277" calcext:value-type="float">
            <text:p>0.27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4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276" calcext:value-type="float">
            <text:p>0.27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.311" calcext:value-type="float">
            <text:p>0.31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.353" calcext:value-type="float">
            <text:p>0.35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.382" calcext:value-type="float">
            <text:p>0.38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.396" calcext:value-type="float">
            <text:p>0.39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.399" calcext:value-type="float">
            <text:p>0.39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.38" calcext:value-type="float">
            <text:p>0.3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375" calcext:value-type="float">
            <text:p>0.375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1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335" calcext:value-type="float">
            <text:p>0.33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.342" calcext:value-type="float">
            <text:p>0.34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.315" calcext:value-type="float">
            <text:p>0.315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1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.289" calcext:value-type="float">
            <text:p>0.28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293" calcext:value-type="float">
            <text:p>0.29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.294" calcext:value-type="float">
            <text:p>0.29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.295" calcext:value-type="float">
            <text:p>0.29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29" calcext:value-type="float">
            <text:p>0.29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1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3" calcext:value-type="float">
            <text:p>0.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286" calcext:value-type="float">
            <text:p>0.28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27" calcext:value-type="float">
            <text:p>0.2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75" calcext:value-type="float">
            <text:p>0.27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6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75" calcext:value-type="float">
            <text:p>0.27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285" calcext:value-type="float">
            <text:p>0.28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.303" calcext:value-type="float">
            <text:p>0.30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.315" calcext:value-type="float">
            <text:p>0.315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1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.372" calcext:value-type="float">
            <text:p>0.37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.431" calcext:value-type="float">
            <text:p>0.431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16:39</text:p>
          </table:table-cell>
          <table:table-cell office:value-type="float" office:value="19" calcext:value-type="float">
            <text:p>19</text:p>
          </table:table-cell>
          <table:table-cell office:value-type="float" office:value="0.018" calcext:value-type="float">
            <text:p>0.018</text:p>
          </table:table-cell>
          <table:table-cell office:value-type="float" office:value="901" calcext:value-type="float">
            <text:p>901</text:p>
          </table:table-cell>
          <table:table-cell office:value-type="float" office:value="0.858" calcext:value-type="float">
            <text:p>0.85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6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.112" calcext:value-type="float">
            <text:p>1.11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.163" calcext:value-type="float">
            <text:p>1.16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.11" calcext:value-type="float">
            <text:p>1.1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.056" calcext:value-type="float">
            <text:p>1.05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.042" calcext:value-type="float">
            <text:p>1.04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1.028" calcext:value-type="float">
            <text:p>1.02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1.026" calcext:value-type="float">
            <text:p>1.026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17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1.064" calcext:value-type="float">
            <text:p>1.064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1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.111" calcext:value-type="float">
            <text:p>1.111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17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1.149" calcext:value-type="float">
            <text:p>1.14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.174" calcext:value-type="float">
            <text:p>1.17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.128" calcext:value-type="float">
            <text:p>1.12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7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1.069" calcext:value-type="float">
            <text:p>1.06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0.909" calcext:value-type="float">
            <text:p>0.90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17:54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797" calcext:value-type="float">
            <text:p>797</text:p>
          </table:table-cell>
          <table:table-cell office:value-type="float" office:value="0.759" calcext:value-type="float">
            <text:p>0.75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7:59</text:p>
          </table:table-cell>
          <table:table-cell office:value-type="float" office:value="24" calcext:value-type="float">
            <text:p>24</text:p>
          </table:table-cell>
          <table:table-cell office:value-type="float" office:value="0.023" calcext:value-type="float">
            <text:p>0.023</text:p>
          </table:table-cell>
          <table:table-cell office:value-type="float" office:value="759" calcext:value-type="float">
            <text:p>759</text:p>
          </table:table-cell>
          <table:table-cell office:value-type="float" office:value="0.723" calcext:value-type="float">
            <text:p>0.72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8:04</text:p>
          </table:table-cell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 office:value-type="float" office:value="869" calcext:value-type="float">
            <text:p>869</text:p>
          </table:table-cell>
          <table:table-cell office:value-type="float" office:value="0.828" calcext:value-type="float">
            <text:p>0.82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1.102" calcext:value-type="float">
            <text:p>1.10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.175" calcext:value-type="float">
            <text:p>1.17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1.102" calcext:value-type="float">
            <text:p>1.10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.02" calcext:value-type="float">
            <text:p>1.02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1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.539" calcext:value-type="float">
            <text:p>0.53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29" calcext:value-type="float">
            <text:p>0.2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337" calcext:value-type="float">
            <text:p>0.33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1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.36" calcext:value-type="float">
            <text:p>0.3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.401" calcext:value-type="float">
            <text:p>0.401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1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.41" calcext:value-type="float">
            <text:p>0.4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.412" calcext:value-type="float">
            <text:p>0.41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.402" calcext:value-type="float">
            <text:p>0.40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.379" calcext:value-type="float">
            <text:p>0.37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35" calcext:value-type="float">
            <text:p>0.35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19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05" calcext:value-type="float">
            <text:p>0.30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.245" calcext:value-type="float">
            <text:p>0.24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355" calcext:value-type="float">
            <text:p>0.35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1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.614" calcext:value-type="float">
            <text:p>0.61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1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.788" calcext:value-type="float">
            <text:p>0.78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1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0.789" calcext:value-type="float">
            <text:p>0.78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1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.661" calcext:value-type="float">
            <text:p>0.66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1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.462" calcext:value-type="float">
            <text:p>0.46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0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.311" calcext:value-type="float">
            <text:p>0.31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25" calcext:value-type="float">
            <text:p>0.2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266" calcext:value-type="float">
            <text:p>0.26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.291" calcext:value-type="float">
            <text:p>0.29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306" calcext:value-type="float">
            <text:p>0.30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302" calcext:value-type="float">
            <text:p>0.302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2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29" calcext:value-type="float">
            <text:p>0.2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266" calcext:value-type="float">
            <text:p>0.26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.252" calcext:value-type="float">
            <text:p>0.25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.348" calcext:value-type="float">
            <text:p>0.34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0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.499" calcext:value-type="float">
            <text:p>0.49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0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0.756" calcext:value-type="float">
            <text:p>0.75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1.012" calcext:value-type="float">
            <text:p>1.01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1.046" calcext:value-type="float">
            <text:p>1.04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1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1.043" calcext:value-type="float">
            <text:p>1.04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1.049" calcext:value-type="float">
            <text:p>1.04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.022" calcext:value-type="float">
            <text:p>1.022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2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0.674" calcext:value-type="float">
            <text:p>0.67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.436" calcext:value-type="float">
            <text:p>0.43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.385" calcext:value-type="float">
            <text:p>0.38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.348" calcext:value-type="float">
            <text:p>0.34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334" calcext:value-type="float">
            <text:p>0.334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.406" calcext:value-type="float">
            <text:p>0.40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2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.675" calcext:value-type="float">
            <text:p>0.675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1.004" calcext:value-type="float">
            <text:p>1.00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.085" calcext:value-type="float">
            <text:p>1.08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.11" calcext:value-type="float">
            <text:p>1.1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.187" calcext:value-type="float">
            <text:p>1.187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.175" calcext:value-type="float">
            <text:p>1.17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2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.133" calcext:value-type="float">
            <text:p>1.133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.123" calcext:value-type="float">
            <text:p>1.123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.084" calcext:value-type="float">
            <text:p>1.08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1.04" calcext:value-type="float">
            <text:p>1.0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2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.054" calcext:value-type="float">
            <text:p>1.05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.113" calcext:value-type="float">
            <text:p>1.113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.168" calcext:value-type="float">
            <text:p>1.168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3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.965" calcext:value-type="float">
            <text:p>0.96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3:24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.011</text:p>
          </table:table-cell>
          <table:table-cell office:value-type="float" office:value="576" calcext:value-type="float">
            <text:p>576</text:p>
          </table:table-cell>
          <table:table-cell office:value-type="float" office:value="0.549" calcext:value-type="float">
            <text:p>0.54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.382" calcext:value-type="float">
            <text:p>0.38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05" calcext:value-type="float">
            <text:p>0.30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.464" calcext:value-type="float">
            <text:p>0.46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0.907" calcext:value-type="float">
            <text:p>0.90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3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.039" calcext:value-type="float">
            <text:p>1.03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.099" calcext:value-type="float">
            <text:p>1.099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24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.115" calcext:value-type="float">
            <text:p>1.11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4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.128" calcext:value-type="float">
            <text:p>1.12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4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1.104" calcext:value-type="float">
            <text:p>1.10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4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1.125" calcext:value-type="float">
            <text:p>1.12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4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.142" calcext:value-type="float">
            <text:p>1.14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4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.172" calcext:value-type="float">
            <text:p>1.17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.184" calcext:value-type="float">
            <text:p>1.18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1.125" calcext:value-type="float">
            <text:p>1.12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.146" calcext:value-type="float">
            <text:p>1.14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.174" calcext:value-type="float">
            <text:p>1.174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1.17" calcext:value-type="float">
            <text:p>1.17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1.162" calcext:value-type="float">
            <text:p>1.16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1.164" calcext:value-type="float">
            <text:p>1.16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.176" calcext:value-type="float">
            <text:p>1.17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.189" calcext:value-type="float">
            <text:p>1.189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.179" calcext:value-type="float">
            <text:p>1.17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.117" calcext:value-type="float">
            <text:p>1.11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1.094" calcext:value-type="float">
            <text:p>1.09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1.069" calcext:value-type="float">
            <text:p>1.06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.006" calcext:value-type="float">
            <text:p>1.006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6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0.804" calcext:value-type="float">
            <text:p>0.804</text:p>
          </table:table-cell>
          <table:table-cell office:value-type="float" office:value="753" calcext:value-type="float">
            <text:p>753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2022-02-11 14:2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.511" calcext:value-type="float">
            <text:p>0.51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.356" calcext:value-type="float">
            <text:p>0.356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.279" calcext:value-type="float">
            <text:p>0.27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.258" calcext:value-type="float">
            <text:p>0.25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6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.289" calcext:value-type="float">
            <text:p>0.28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26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.35" calcext:value-type="float">
            <text:p>0.3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.38" calcext:value-type="float">
            <text:p>0.38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352" calcext:value-type="float">
            <text:p>0.35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.307" calcext:value-type="float">
            <text:p>0.30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265" calcext:value-type="float">
            <text:p>0.26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262" calcext:value-type="float">
            <text:p>0.26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302" calcext:value-type="float">
            <text:p>0.30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7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.341" calcext:value-type="float">
            <text:p>0.341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.388" calcext:value-type="float">
            <text:p>0.388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27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.446" calcext:value-type="float">
            <text:p>0.44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.609" calcext:value-type="float">
            <text:p>0.60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7:39</text:p>
          </table:table-cell>
          <table:table-cell office:value-type="float" office:value="26" calcext:value-type="float">
            <text:p>26</text:p>
          </table:table-cell>
          <table:table-cell office:value-type="float" office:value="0.025" calcext:value-type="float">
            <text:p>0.025</text:p>
          </table:table-cell>
          <table:table-cell office:value-type="float" office:value="778" calcext:value-type="float">
            <text:p>778</text:p>
          </table:table-cell>
          <table:table-cell office:value-type="float" office:value="0.741" calcext:value-type="float">
            <text:p>0.741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7:44</text:p>
          </table:table-cell>
          <table:table-cell office:value-type="float" office:value="41" calcext:value-type="float">
            <text:p>41</text:p>
          </table:table-cell>
          <table:table-cell office:value-type="float" office:value="0.039" calcext:value-type="float">
            <text:p>0.039</text:p>
          </table:table-cell>
          <table:table-cell office:value-type="float" office:value="831" calcext:value-type="float">
            <text:p>831</text:p>
          </table:table-cell>
          <table:table-cell office:value-type="float" office:value="0.791" calcext:value-type="float">
            <text:p>0.79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7:49</text:p>
          </table:table-cell>
          <table:table-cell office:value-type="float" office:value="35" calcext:value-type="float">
            <text:p>35</text:p>
          </table:table-cell>
          <table:table-cell office:value-type="float" office:value="0.033" calcext:value-type="float">
            <text:p>0.033</text:p>
          </table:table-cell>
          <table:table-cell office:value-type="float" office:value="803" calcext:value-type="float">
            <text:p>803</text:p>
          </table:table-cell>
          <table:table-cell office:value-type="float" office:value="0.765" calcext:value-type="float">
            <text:p>0.76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7:54</text:p>
          </table:table-cell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  <table:table-cell office:value-type="float" office:value="758" calcext:value-type="float">
            <text:p>758</text:p>
          </table:table-cell>
          <table:table-cell office:value-type="float" office:value="0.722" calcext:value-type="float">
            <text:p>0.72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7:59</text:p>
          </table:table-cell>
          <table:table-cell office:value-type="float" office:value="37" calcext:value-type="float">
            <text:p>37</text:p>
          </table:table-cell>
          <table:table-cell office:value-type="float" office:value="0.035" calcext:value-type="float">
            <text:p>0.035</text:p>
          </table:table-cell>
          <table:table-cell office:value-type="float" office:value="593" calcext:value-type="float">
            <text:p>593</text:p>
          </table:table-cell>
          <table:table-cell office:value-type="float" office:value="0.565" calcext:value-type="float">
            <text:p>0.56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8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.385" calcext:value-type="float">
            <text:p>0.38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.39" calcext:value-type="float">
            <text:p>0.3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375" calcext:value-type="float">
            <text:p>0.37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368" calcext:value-type="float">
            <text:p>0.36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343" calcext:value-type="float">
            <text:p>0.343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.41" calcext:value-type="float">
            <text:p>0.41</text:p>
          </table:table-cell>
          <table:table-cell office:value-type="float" office:value="753" calcext:value-type="float">
            <text:p>753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2022-02-11 14:2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0.696" calcext:value-type="float">
            <text:p>0.69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1.106" calcext:value-type="float">
            <text:p>1.10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2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.158" calcext:value-type="float">
            <text:p>1.15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.062" calcext:value-type="float">
            <text:p>1.06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.006" calcext:value-type="float">
            <text:p>1.00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.576" calcext:value-type="float">
            <text:p>0.57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.289" calcext:value-type="float">
            <text:p>0.28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2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277" calcext:value-type="float">
            <text:p>0.27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.323" calcext:value-type="float">
            <text:p>0.32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.401" calcext:value-type="float">
            <text:p>0.40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9:24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office:value-type="float" office:value="829" calcext:value-type="float">
            <text:p>829</text:p>
          </table:table-cell>
          <table:table-cell office:value-type="float" office:value="0.79" calcext:value-type="float">
            <text:p>0.79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2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.08" calcext:value-type="float">
            <text:p>1.08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2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1.138" calcext:value-type="float">
            <text:p>1.13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2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.159" calcext:value-type="float">
            <text:p>1.15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2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.157" calcext:value-type="float">
            <text:p>1.15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.158" calcext:value-type="float">
            <text:p>1.15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2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.174" calcext:value-type="float">
            <text:p>1.174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2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1.16" calcext:value-type="float">
            <text:p>1.1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0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0.874" calcext:value-type="float">
            <text:p>0.87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.397" calcext:value-type="float">
            <text:p>0.397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.322" calcext:value-type="float">
            <text:p>0.32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.34" calcext:value-type="float">
            <text:p>0.3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.599" calcext:value-type="float">
            <text:p>0.599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3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0.805" calcext:value-type="float">
            <text:p>0.80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0.93" calcext:value-type="float">
            <text:p>0.9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3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.006" calcext:value-type="float">
            <text:p>1.00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0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.99" calcext:value-type="float">
            <text:p>0.9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0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0.995" calcext:value-type="float">
            <text:p>0.99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0.999" calcext:value-type="float">
            <text:p>0.99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0.89" calcext:value-type="float">
            <text:p>0.8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1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0.86" calcext:value-type="float">
            <text:p>0.86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0.915" calcext:value-type="float">
            <text:p>0.91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0.963" calcext:value-type="float">
            <text:p>0.96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0.957" calcext:value-type="float">
            <text:p>0.95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.854" calcext:value-type="float">
            <text:p>0.854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3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0.82" calcext:value-type="float">
            <text:p>0.82</text:p>
          </table:table-cell>
          <table:table-cell office:value-type="float" office:value="753" calcext:value-type="float">
            <text:p>753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2022-02-11 14:3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0.944" calcext:value-type="float">
            <text:p>0.94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.02" calcext:value-type="float">
            <text:p>1.02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3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.048" calcext:value-type="float">
            <text:p>1.048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.107" calcext:value-type="float">
            <text:p>1.10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2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.159" calcext:value-type="float">
            <text:p>1.15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.172" calcext:value-type="float">
            <text:p>1.17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3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3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.095" calcext:value-type="float">
            <text:p>1.09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.02" calcext:value-type="float">
            <text:p>1.02</text:p>
          </table:table-cell>
          <table:table-cell office:value-type="float" office:value="753" calcext:value-type="float">
            <text:p>753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2022-02-11 14:32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0.719" calcext:value-type="float">
            <text:p>0.71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.378" calcext:value-type="float">
            <text:p>0.37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2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2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.289" calcext:value-type="float">
            <text:p>0.28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.263" calcext:value-type="float">
            <text:p>0.26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.275" calcext:value-type="float">
            <text:p>0.27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3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274" calcext:value-type="float">
            <text:p>0.27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72" calcext:value-type="float">
            <text:p>0.27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3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.266" calcext:value-type="float">
            <text:p>0.26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.277" calcext:value-type="float">
            <text:p>0.27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.272" calcext:value-type="float">
            <text:p>0.27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276" calcext:value-type="float">
            <text:p>0.27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29" calcext:value-type="float">
            <text:p>0.29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3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.32" calcext:value-type="float">
            <text:p>0.32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33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05" calcext:value-type="float">
            <text:p>0.30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351" calcext:value-type="float">
            <text:p>0.351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4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.361" calcext:value-type="float">
            <text:p>0.36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4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387" calcext:value-type="float">
            <text:p>0.38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4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.422" calcext:value-type="float">
            <text:p>0.42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4:19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775" calcext:value-type="float">
            <text:p>775</text:p>
          </table:table-cell>
          <table:table-cell office:value-type="float" office:value="0.738" calcext:value-type="float">
            <text:p>0.73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4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.082" calcext:value-type="float">
            <text:p>1.08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4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.158" calcext:value-type="float">
            <text:p>1.15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.123" calcext:value-type="float">
            <text:p>1.12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.052" calcext:value-type="float">
            <text:p>1.05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0.97" calcext:value-type="float">
            <text:p>0.9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606" calcext:value-type="float">
            <text:p>0.60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.321" calcext:value-type="float">
            <text:p>0.32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262" calcext:value-type="float">
            <text:p>0.262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3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253" calcext:value-type="float">
            <text:p>0.25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.231" calcext:value-type="float">
            <text:p>0.23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306" calcext:value-type="float">
            <text:p>0.30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.485" calcext:value-type="float">
            <text:p>0.485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3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.745" calcext:value-type="float">
            <text:p>0.74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.008" calcext:value-type="float">
            <text:p>1.00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1.079" calcext:value-type="float">
            <text:p>1.07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.111" calcext:value-type="float">
            <text:p>1.11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.157" calcext:value-type="float">
            <text:p>1.15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.112" calcext:value-type="float">
            <text:p>1.11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.039" calcext:value-type="float">
            <text:p>1.03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6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0.961" calcext:value-type="float">
            <text:p>0.96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.972" calcext:value-type="float">
            <text:p>0.97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.024" calcext:value-type="float">
            <text:p>1.02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.103" calcext:value-type="float">
            <text:p>1.10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3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6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1.122" calcext:value-type="float">
            <text:p>1.12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6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.099" calcext:value-type="float">
            <text:p>1.09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.072" calcext:value-type="float">
            <text:p>1.07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.067" calcext:value-type="float">
            <text:p>1.06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.058" calcext:value-type="float">
            <text:p>1.058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.092" calcext:value-type="float">
            <text:p>1.09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.128" calcext:value-type="float">
            <text:p>1.128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3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.168" calcext:value-type="float">
            <text:p>1.16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7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.143" calcext:value-type="float">
            <text:p>1.14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.035" calcext:value-type="float">
            <text:p>1.035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7:29</text:p>
          </table:table-cell>
          <table:table-cell office:value-type="float" office:value="43" calcext:value-type="float">
            <text:p>43</text:p>
          </table:table-cell>
          <table:table-cell office:value-type="float" office:value="0.041" calcext:value-type="float">
            <text:p>0.041</text:p>
          </table:table-cell>
          <table:table-cell office:value-type="float" office:value="858" calcext:value-type="float">
            <text:p>858</text:p>
          </table:table-cell>
          <table:table-cell office:value-type="float" office:value="0.817" calcext:value-type="float">
            <text:p>0.817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7:34</text:p>
          </table:table-cell>
          <table:table-cell office:value-type="float" office:value="18" calcext:value-type="float">
            <text:p>18</text:p>
          </table:table-cell>
          <table:table-cell office:value-type="float" office:value="0.017" calcext:value-type="float">
            <text:p>0.017</text:p>
          </table:table-cell>
          <table:table-cell office:value-type="float" office:value="593" calcext:value-type="float">
            <text:p>593</text:p>
          </table:table-cell>
          <table:table-cell office:value-type="float" office:value="0.565" calcext:value-type="float">
            <text:p>0.56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387" calcext:value-type="float">
            <text:p>0.38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7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.348" calcext:value-type="float">
            <text:p>0.34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.317" calcext:value-type="float">
            <text:p>0.317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7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7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.247" calcext:value-type="float">
            <text:p>0.247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8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.246" calcext:value-type="float">
            <text:p>0.246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.308" calcext:value-type="float">
            <text:p>0.30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24" calcext:value-type="float">
            <text:p>0.324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355" calcext:value-type="float">
            <text:p>0.35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.428" calcext:value-type="float">
            <text:p>0.42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3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.64" calcext:value-type="float">
            <text:p>0.64</text:p>
          </table:table-cell>
          <table:table-cell office:value-type="float" office:value="752" calcext:value-type="float">
            <text:p>752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2022-02-11 14:3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0.97" calcext:value-type="float">
            <text:p>0.97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3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1.05" calcext:value-type="float">
            <text:p>1.0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.099" calcext:value-type="float">
            <text:p>1.09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1.167" calcext:value-type="float">
            <text:p>1.167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.172" calcext:value-type="float">
            <text:p>1.17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1.101" calcext:value-type="float">
            <text:p>1.10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9:04</text:p>
          </table:table-cell>
          <table:table-cell office:value-type="float" office:value="29" calcext:value-type="float">
            <text:p>29</text:p>
          </table:table-cell>
          <table:table-cell office:value-type="float" office:value="0.028" calcext:value-type="float">
            <text:p>0.028</text:p>
          </table:table-cell>
          <table:table-cell office:value-type="float" office:value="861" calcext:value-type="float">
            <text:p>861</text:p>
          </table:table-cell>
          <table:table-cell office:value-type="float" office:value="0.82" calcext:value-type="float">
            <text:p>0.8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.39" calcext:value-type="float">
            <text:p>0.3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335" calcext:value-type="float">
            <text:p>0.33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.269" calcext:value-type="float">
            <text:p>0.269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39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29" calcext:value-type="float">
            <text:p>0.2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3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.626" calcext:value-type="float">
            <text:p>0.62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39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.021" calcext:value-type="float">
            <text:p>1.02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9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1.053" calcext:value-type="float">
            <text:p>1.053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39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1.118" calcext:value-type="float">
            <text:p>1.118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39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.148" calcext:value-type="float">
            <text:p>1.148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39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.173" calcext:value-type="float">
            <text:p>1.17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39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.176" calcext:value-type="float">
            <text:p>1.17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0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1.15" calcext:value-type="float">
            <text:p>1.15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40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1.119" calcext:value-type="float">
            <text:p>1.11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0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.159" calcext:value-type="float">
            <text:p>1.15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0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.184" calcext:value-type="float">
            <text:p>1.18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0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1.158" calcext:value-type="float">
            <text:p>1.15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0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.115" calcext:value-type="float">
            <text:p>1.115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0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.095" calcext:value-type="float">
            <text:p>1.095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0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.052" calcext:value-type="float">
            <text:p>1.05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40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.007" calcext:value-type="float">
            <text:p>1.00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0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.759" calcext:value-type="float">
            <text:p>0.759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0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357" calcext:value-type="float">
            <text:p>0.35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0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.257" calcext:value-type="float">
            <text:p>0.257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1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334" calcext:value-type="float">
            <text:p>0.33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1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.391" calcext:value-type="float">
            <text:p>0.39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1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.697" calcext:value-type="float">
            <text:p>0.697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1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.052" calcext:value-type="float">
            <text:p>1.05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41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1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.112" calcext:value-type="float">
            <text:p>1.11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.077" calcext:value-type="float">
            <text:p>1.077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1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.884" calcext:value-type="float">
            <text:p>0.88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1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.313" calcext:value-type="float">
            <text:p>0.313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1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.25" calcext:value-type="float">
            <text:p>0.25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1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351" calcext:value-type="float">
            <text:p>0.35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1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.437" calcext:value-type="float">
            <text:p>0.437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42:04</text:p>
          </table:table-cell>
          <table:table-cell office:value-type="float" office:value="14" calcext:value-type="float">
            <text:p>14</text:p>
          </table:table-cell>
          <table:table-cell office:value-type="float" office:value="0.013" calcext:value-type="float">
            <text:p>0.013</text:p>
          </table:table-cell>
          <table:table-cell office:value-type="float" office:value="1006" calcext:value-type="float">
            <text:p>1006</text:p>
          </table:table-cell>
          <table:table-cell office:value-type="float" office:value="0.958" calcext:value-type="float">
            <text:p>0.95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2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.187" calcext:value-type="float">
            <text:p>1.187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2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1.102" calcext:value-type="float">
            <text:p>1.10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2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.971" calcext:value-type="float">
            <text:p>0.971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42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.384" calcext:value-type="float">
            <text:p>0.38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2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.276" calcext:value-type="float">
            <text:p>0.27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2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29" calcext:value-type="float">
            <text:p>0.2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2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.326" calcext:value-type="float">
            <text:p>0.32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2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.391" calcext:value-type="float">
            <text:p>0.391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2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.452" calcext:value-type="float">
            <text:p>0.45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2:54</text:p>
          </table:table-cell>
          <table:table-cell office:value-type="float" office:value="17" calcext:value-type="float">
            <text:p>17</text:p>
          </table:table-cell>
          <table:table-cell office:value-type="float" office:value="0.016" calcext:value-type="float">
            <text:p>0.016</text:p>
          </table:table-cell>
          <table:table-cell office:value-type="float" office:value="802" calcext:value-type="float">
            <text:p>802</text:p>
          </table:table-cell>
          <table:table-cell office:value-type="float" office:value="0.764" calcext:value-type="float">
            <text:p>0.76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2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1.041" calcext:value-type="float">
            <text:p>1.04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3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.179" calcext:value-type="float">
            <text:p>1.17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3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.157" calcext:value-type="float">
            <text:p>1.157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43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.099" calcext:value-type="float">
            <text:p>1.099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3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.022" calcext:value-type="float">
            <text:p>1.022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43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0.834" calcext:value-type="float">
            <text:p>0.83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3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.479" calcext:value-type="float">
            <text:p>0.47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3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302" calcext:value-type="float">
            <text:p>0.30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3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43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268" calcext:value-type="float">
            <text:p>0.268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3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.332" calcext:value-type="float">
            <text:p>0.332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3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365" calcext:value-type="float">
            <text:p>0.365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43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.391" calcext:value-type="float">
            <text:p>0.39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4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.416" calcext:value-type="float">
            <text:p>0.41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4:09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682" calcext:value-type="float">
            <text:p>682</text:p>
          </table:table-cell>
          <table:table-cell office:value-type="float" office:value="0.65" calcext:value-type="float">
            <text:p>0.6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4:14</text:p>
          </table:table-cell>
          <table:table-cell office:value-type="float" office:value="39" calcext:value-type="float">
            <text:p>39</text:p>
          </table:table-cell>
          <table:table-cell office:value-type="float" office:value="0.037" calcext:value-type="float">
            <text:p>0.037</text:p>
          </table:table-cell>
          <table:table-cell office:value-type="float" office:value="857" calcext:value-type="float">
            <text:p>857</text:p>
          </table:table-cell>
          <table:table-cell office:value-type="float" office:value="0.816" calcext:value-type="float">
            <text:p>0.816</text:p>
          </table:table-cell>
          <table:table-cell office:value-type="float" office:value="763" calcext:value-type="float">
            <text:p>763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2022-02-11 14:44:19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  <table:table-cell office:value-type="float" office:value="858" calcext:value-type="float">
            <text:p>858</text:p>
          </table:table-cell>
          <table:table-cell office:value-type="float" office:value="0.817" calcext:value-type="float">
            <text:p>0.817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4:24</text:p>
          </table:table-cell>
          <table:table-cell office:value-type="float" office:value="37" calcext:value-type="float">
            <text:p>37</text:p>
          </table:table-cell>
          <table:table-cell office:value-type="float" office:value="0.035" calcext:value-type="float">
            <text:p>0.035</text:p>
          </table:table-cell>
          <table:table-cell office:value-type="float" office:value="757" calcext:value-type="float">
            <text:p>757</text:p>
          </table:table-cell>
          <table:table-cell office:value-type="float" office:value="0.721" calcext:value-type="float">
            <text:p>0.72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4:29</text:p>
          </table:table-cell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  <table:table-cell office:value-type="float" office:value="673" calcext:value-type="float">
            <text:p>673</text:p>
          </table:table-cell>
          <table:table-cell office:value-type="float" office:value="0.641" calcext:value-type="float">
            <text:p>0.64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4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.45" calcext:value-type="float">
            <text:p>0.45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.42" calcext:value-type="float">
            <text:p>0.42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4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.412" calcext:value-type="float">
            <text:p>0.412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4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.386" calcext:value-type="float">
            <text:p>0.38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4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333" calcext:value-type="float">
            <text:p>0.333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4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.268" calcext:value-type="float">
            <text:p>0.268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5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.249" calcext:value-type="float">
            <text:p>0.24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5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5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.946" calcext:value-type="float">
            <text:p>0.946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45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.051" calcext:value-type="float">
            <text:p>1.051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45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1.104" calcext:value-type="float">
            <text:p>1.10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5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.136" calcext:value-type="float">
            <text:p>1.136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5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.169" calcext:value-type="float">
            <text:p>1.169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5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.161" calcext:value-type="float">
            <text:p>1.161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5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.178" calcext:value-type="float">
            <text:p>1.17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5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5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1.182" calcext:value-type="float">
            <text:p>1.182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4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.165" calcext:value-type="float">
            <text:p>1.16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6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.146" calcext:value-type="float">
            <text:p>1.14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6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1.122" calcext:value-type="float">
            <text:p>1.122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46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.082" calcext:value-type="float">
            <text:p>1.082</text:p>
          </table:table-cell>
          <table:table-cell office:value-type="float" office:value="765" calcext:value-type="float">
            <text:p>76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2022-02-11 14:46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.08" calcext:value-type="float">
            <text:p>1.08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6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1.11" calcext:value-type="float">
            <text:p>1.1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6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.176" calcext:value-type="float">
            <text:p>1.176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6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1.065" calcext:value-type="float">
            <text:p>1.065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6:39</text:p>
          </table:table-cell>
          <table:table-cell office:value-type="float" office:value="46" calcext:value-type="float">
            <text:p>46</text:p>
          </table:table-cell>
          <table:table-cell office:value-type="float" office:value="0.044" calcext:value-type="float">
            <text:p>0.044</text:p>
          </table:table-cell>
          <table:table-cell office:value-type="float" office:value="637" calcext:value-type="float">
            <text:p>637</text:p>
          </table:table-cell>
          <table:table-cell office:value-type="float" office:value="0.607" calcext:value-type="float">
            <text:p>0.607</text:p>
          </table:table-cell>
          <table:table-cell office:value-type="float" office:value="764" calcext:value-type="float">
            <text:p>764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2022-02-11 14:46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369" calcext:value-type="float">
            <text:p>0.369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6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.307" calcext:value-type="float">
            <text:p>0.307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6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.259" calcext:value-type="float">
            <text:p>0.259</text:p>
          </table:table-cell>
          <table:table-cell office:value-type="float" office:value="753" calcext:value-type="float">
            <text:p>753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2022-02-11 14:46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336" calcext:value-type="float">
            <text:p>0.336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7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.78" calcext:value-type="float">
            <text:p>0.78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7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.024" calcext:value-type="float">
            <text:p>1.024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7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1.076" calcext:value-type="float">
            <text:p>1.076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7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.083" calcext:value-type="float">
            <text:p>1.083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7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.052" calcext:value-type="float">
            <text:p>1.05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7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.024" calcext:value-type="float">
            <text:p>1.024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7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0.974" calcext:value-type="float">
            <text:p>0.974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47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743" calcext:value-type="float">
            <text:p>0.743</text:p>
          </table:table-cell>
          <table:table-cell office:value-type="float" office:value="754" calcext:value-type="float">
            <text:p>75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string" calcext:value-type="string">
            <text:p>2022-02-11 14:47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0.625" calcext:value-type="float">
            <text:p>0.625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7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.588" calcext:value-type="float">
            <text:p>0.588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7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.774" calcext:value-type="float">
            <text:p>0.774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7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.018" calcext:value-type="float">
            <text:p>1.018</text:p>
          </table:table-cell>
          <table:table-cell office:value-type="float" office:value="755" calcext:value-type="float">
            <text:p>75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2022-02-11 14:48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1.1" calcext:value-type="float">
            <text:p>1.1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8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1.138" calcext:value-type="float">
            <text:p>1.138</text:p>
          </table:table-cell>
          <table:table-cell office:value-type="float" office:value="766" calcext:value-type="float">
            <text:p>7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2-02-11 14:48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1.041" calcext:value-type="float">
            <text:p>1.041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0.425" calcext:value-type="float">
            <text:p>0.425</text:p>
          </table:table-cell>
          <table:table-cell office:value-type="float" office:value="760" calcext:value-type="float">
            <text:p>76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22-02-11 14:48: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.296" calcext:value-type="float">
            <text:p>0.296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8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22" calcext:value-type="float">
            <text:p>0.2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8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.299" calcext:value-type="float">
            <text:p>0.299</text:p>
          </table:table-cell>
          <table:table-cell office:value-type="float" office:value="759" calcext:value-type="float">
            <text:p>759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string" calcext:value-type="string">
            <text:p>2022-02-11 14:48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0.672" calcext:value-type="float">
            <text:p>0.672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8: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1.041" calcext:value-type="float">
            <text:p>1.041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8: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.111" calcext:value-type="float">
            <text:p>1.111</text:p>
          </table:table-cell>
          <table:table-cell office:value-type="float" office:value="761" calcext:value-type="float">
            <text:p>76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2022-02-11 14:48: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.142" calcext:value-type="float">
            <text:p>1.142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8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.179" calcext:value-type="float">
            <text:p>1.179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9: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.204" calcext:value-type="float">
            <text:p>1.204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9: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1.182" calcext:value-type="float">
            <text:p>1.182</text:p>
          </table:table-cell>
          <table:table-cell office:value-type="float" office:value="762" calcext:value-type="float">
            <text:p>76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2022-02-11 14:49: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1.191" calcext:value-type="float">
            <text:p>1.191</text:p>
          </table:table-cell>
          <table:table-cell office:value-type="float" office:value="758" calcext:value-type="float">
            <text:p>758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2022-02-11 14:49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.204" calcext:value-type="float">
            <text:p>1.204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2-02-11 14:49: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.313" calcext:value-type="float">
            <text:p>0.313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2022-02-11 14:49: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.188" calcext:value-type="float">
            <text:p>1.188</text:p>
          </table:table-cell>
          <table:table-cell office:value-type="float" office:value="757" calcext:value-type="float">
            <text:p>757</text:p>
          </table:table-cell>
          <table:table-cell office:value-type="float" office:value="72.1" calcext:value-type="float">
            <text:p>7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2-02-14T10:30:38.701033018</dc:date>
    <meta:editing-duration>PT11M14S</meta:editing-duration>
    <meta:editing-cycles>2</meta:editing-cycles>
    <meta:document-statistic meta:table-count="1" meta:cell-count="60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19cm" svg:height="20.48cm" xlink:href=".." xlink:type="simple" chart:class="chart:scatter" chart:style-name="ch1">
        <chart:legend chart:legend-position="end" svg:x="29.143cm" svg:y="9.941cm" style:legend-expansion="high" chart:style-name="ch2"/>
        <chart:plot-area chart:style-name="ch3" table:cell-range-address="longTest_20K_300NTU.A1:longTest_20K_300NTU.A865 longTest_20K_300NTU.D1:longTest_20K_300NTU.D865" chart:data-source-has-labels="both" svg:x="0.648cm" svg:y="0.409cm" svg:width="27.847cm" svg:height="19.662cm">
          <chart:coordinate-region svg:x="1.455cm" svg:y="0.608cm" svg:width="26.483cm" svg:height="18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ngTest_20K_300NTU.D1:longTest_20K_300NTU.D865" chart:label-cell-address="longTest_20K_300NTU.D1:longTest_20K_300NTU.D1" chart:class="chart:scatter">
            <chart:domain table:cell-range-address="longTest_20K_300NTU.A1:longTest_20K_300NTU.A865"/>
            <chart:data-point chart:repeated="8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active_ADC</text:p>
                <draw:g>
                  <svg:desc>longTest_20K_300NTU.D1:longTest_20K_300NTU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longTest_20K_300NTU.A1:longTest_20K_300NTU.A865</svg:desc>
                </draw:g>
              </table:table-cell>
              <table:table-cell office:value-type="float" office:value="NaN">
                <text:p>NaN</text:p>
                <draw:g>
                  <svg:desc>longTest_20K_300NTU.D1:longTest_20K_300NTU.D865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/>
              <table:table-cell office:value-type="float" office:value="251">
                <text:p>25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/>
              <table:table-cell office:value-type="float" office:value="252">
                <text:p>25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253">
                <text:p>25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/>
              <table:table-cell office:value-type="float" office:value="254">
                <text:p>2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/>
              <table:table-cell office:value-type="float" office:value="258">
                <text:p>258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/>
              <table:table-cell office:value-type="float" office:value="259">
                <text:p>25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262">
                <text:p>26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266">
                <text:p>26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/>
              <table:table-cell office:value-type="float" office:value="267">
                <text:p>26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/>
              <table:table-cell office:value-type="float" office:value="269">
                <text:p>26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/>
              <table:table-cell office:value-type="float" office:value="273">
                <text:p>27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274">
                <text:p>27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/>
              <table:table-cell office:value-type="float" office:value="276">
                <text:p>27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/>
              <table:table-cell office:value-type="float" office:value="277">
                <text:p>27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/>
              <table:table-cell office:value-type="float" office:value="278">
                <text:p>27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279">
                <text:p>27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/>
              <table:table-cell office:value-type="float" office:value="281">
                <text:p>28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/>
              <table:table-cell office:value-type="float" office:value="282">
                <text:p>28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/>
              <table:table-cell office:value-type="float" office:value="283">
                <text:p>28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/>
              <table:table-cell office:value-type="float" office:value="286">
                <text:p>28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/>
              <table:table-cell office:value-type="float" office:value="287">
                <text:p>28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/>
              <table:table-cell office:value-type="float" office:value="289">
                <text:p>28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/>
              <table:table-cell office:value-type="float" office:value="291">
                <text:p>29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/>
              <table:table-cell office:value-type="float" office:value="292">
                <text:p>29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/>
              <table:table-cell office:value-type="float" office:value="293">
                <text:p>29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/>
              <table:table-cell office:value-type="float" office:value="294">
                <text:p>29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/>
              <table:table-cell office:value-type="float" office:value="296">
                <text:p>2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/>
              <table:table-cell office:value-type="float" office:value="297">
                <text:p>29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/>
              <table:table-cell office:value-type="float" office:value="298">
                <text:p>29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/>
              <table:table-cell office:value-type="float" office:value="299">
                <text:p>29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/>
              <table:table-cell office:value-type="float" office:value="301">
                <text:p>30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/>
              <table:table-cell office:value-type="float" office:value="302">
                <text:p>30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/>
              <table:table-cell office:value-type="float" office:value="303">
                <text:p>30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306">
                <text:p>30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/>
              <table:table-cell office:value-type="float" office:value="308">
                <text:p>3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/>
              <table:table-cell office:value-type="float" office:value="309">
                <text:p>3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/>
              <table:table-cell office:value-type="float" office:value="311">
                <text:p>31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/>
              <table:table-cell office:value-type="float" office:value="312">
                <text:p>31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/>
              <table:table-cell office:value-type="float" office:value="313">
                <text:p>31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/>
              <table:table-cell office:value-type="float" office:value="314">
                <text:p>31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/>
              <table:table-cell office:value-type="float" office:value="315">
                <text:p>31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/>
              <table:table-cell office:value-type="float" office:value="316">
                <text:p>31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317">
                <text:p>31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318">
                <text:p>31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/>
              <table:table-cell office:value-type="float" office:value="319">
                <text:p>31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/>
              <table:table-cell office:value-type="float" office:value="321">
                <text:p>32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/>
              <table:table-cell office:value-type="float" office:value="322">
                <text:p>322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/>
              <table:table-cell office:value-type="float" office:value="323">
                <text:p>32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/>
              <table:table-cell office:value-type="float" office:value="324">
                <text:p>32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/>
              <table:table-cell office:value-type="float" office:value="326">
                <text:p>32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/>
              <table:table-cell office:value-type="float" office:value="327">
                <text:p>32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/>
              <table:table-cell office:value-type="float" office:value="328">
                <text:p>32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329">
                <text:p>3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/>
              <table:table-cell office:value-type="float" office:value="331">
                <text:p>33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/>
              <table:table-cell office:value-type="float" office:value="332">
                <text:p>33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/>
              <table:table-cell office:value-type="float" office:value="333">
                <text:p>33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334">
                <text:p>33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/>
              <table:table-cell office:value-type="float" office:value="335">
                <text:p>3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336">
                <text:p>33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/>
              <table:table-cell office:value-type="float" office:value="337">
                <text:p>33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/>
              <table:table-cell office:value-type="float" office:value="338">
                <text:p>33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/>
              <table:table-cell office:value-type="float" office:value="339">
                <text:p>33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/>
              <table:table-cell office:value-type="float" office:value="341">
                <text:p>34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/>
              <table:table-cell office:value-type="float" office:value="342">
                <text:p>34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343">
                <text:p>34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/>
              <table:table-cell office:value-type="float" office:value="344">
                <text:p>34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345">
                <text:p>34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/>
              <table:table-cell office:value-type="float" office:value="346">
                <text:p>34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/>
              <table:table-cell office:value-type="float" office:value="347">
                <text:p>347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348">
                <text:p>34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/>
              <table:table-cell office:value-type="float" office:value="349">
                <text:p>34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351">
                <text:p>35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/>
              <table:table-cell office:value-type="float" office:value="352">
                <text:p>3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353">
                <text:p>35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/>
              <table:table-cell office:value-type="float" office:value="354">
                <text:p>35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355">
                <text:p>35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356">
                <text:p>35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357">
                <text:p>35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358">
                <text:p>35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359">
                <text:p>35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/>
              <table:table-cell office:value-type="float" office:value="361">
                <text:p>36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/>
              <table:table-cell office:value-type="float" office:value="362">
                <text:p>36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363">
                <text:p>36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/>
              <table:table-cell office:value-type="float" office:value="364">
                <text:p>36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365">
                <text:p>36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366">
                <text:p>36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367">
                <text:p>36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368">
                <text:p>3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369">
                <text:p>36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/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/>
              <table:table-cell office:value-type="float" office:value="371">
                <text:p>37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372">
                <text:p>37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/>
              <table:table-cell office:value-type="float" office:value="373">
                <text:p>373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/>
              <table:table-cell office:value-type="float" office:value="374">
                <text:p>37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/>
              <table:table-cell office:value-type="float" office:value="375">
                <text:p>37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376">
                <text:p>37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/>
              <table:table-cell office:value-type="float" office:value="377">
                <text:p>37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/>
              <table:table-cell office:value-type="float" office:value="378">
                <text:p>37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379">
                <text:p>3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380">
                <text:p>38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381">
                <text:p>38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382">
                <text:p>38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/>
              <table:table-cell office:value-type="float" office:value="383">
                <text:p>38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/>
              <table:table-cell office:value-type="float" office:value="384">
                <text:p>38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/>
              <table:table-cell office:value-type="float" office:value="385">
                <text:p>38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386">
                <text:p>38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/>
              <table:table-cell office:value-type="float" office:value="387">
                <text:p>38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/>
              <table:table-cell office:value-type="float" office:value="388">
                <text:p>388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/>
              <table:table-cell office:value-type="float" office:value="389">
                <text:p>38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390">
                <text:p>39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/>
              <table:table-cell office:value-type="float" office:value="391">
                <text:p>39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/>
              <table:table-cell office:value-type="float" office:value="392">
                <text:p>39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/>
              <table:table-cell office:value-type="float" office:value="393">
                <text:p>39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394">
                <text:p>39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395">
                <text:p>39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/>
              <table:table-cell office:value-type="float" office:value="397">
                <text:p>39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/>
              <table:table-cell office:value-type="float" office:value="398">
                <text:p>39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/>
              <table:table-cell office:value-type="float" office:value="399">
                <text:p>39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/>
              <table:table-cell office:value-type="float" office:value="401">
                <text:p>40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/>
              <table:table-cell office:value-type="float" office:value="402">
                <text:p>40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/>
              <table:table-cell office:value-type="float" office:value="403">
                <text:p>40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404">
                <text:p>40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/>
              <table:table-cell office:value-type="float" office:value="405">
                <text:p>40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406">
                <text:p>40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/>
              <table:table-cell office:value-type="float" office:value="407">
                <text:p>40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/>
              <table:table-cell office:value-type="float" office:value="408">
                <text:p>40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/>
              <table:table-cell office:value-type="float" office:value="409">
                <text:p>409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/>
              <table:table-cell office:value-type="float" office:value="410">
                <text:p>41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/>
              <table:table-cell office:value-type="float" office:value="411">
                <text:p>4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/>
              <table:table-cell office:value-type="float" office:value="412">
                <text:p>41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/>
              <table:table-cell office:value-type="float" office:value="413">
                <text:p>41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414">
                <text:p>41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415">
                <text:p>41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/>
              <table:table-cell office:value-type="float" office:value="417">
                <text:p>41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418">
                <text:p>4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419">
                <text:p>41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421">
                <text:p>42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/>
              <table:table-cell office:value-type="float" office:value="422">
                <text:p>42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/>
              <table:table-cell office:value-type="float" office:value="423">
                <text:p>42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/>
              <table:table-cell office:value-type="float" office:value="424">
                <text:p>42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/>
              <table:table-cell office:value-type="float" office:value="425">
                <text:p>42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/>
              <table:table-cell office:value-type="float" office:value="426">
                <text:p>42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/>
              <table:table-cell office:value-type="float" office:value="428">
                <text:p>42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429">
                <text:p>42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/>
              <table:table-cell office:value-type="float" office:value="430">
                <text:p>43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431">
                <text:p>43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/>
              <table:table-cell office:value-type="float" office:value="432">
                <text:p>43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/>
              <table:table-cell office:value-type="float" office:value="433">
                <text:p>43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/>
              <table:table-cell office:value-type="float" office:value="434">
                <text:p>43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/>
              <table:table-cell office:value-type="float" office:value="435">
                <text:p>435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/>
              <table:table-cell office:value-type="float" office:value="436">
                <text:p>43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/>
              <table:table-cell office:value-type="float" office:value="437">
                <text:p>43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/>
              <table:table-cell office:value-type="float" office:value="438">
                <text:p>43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/>
              <table:table-cell office:value-type="float" office:value="439">
                <text:p>43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/>
              <table:table-cell office:value-type="float" office:value="440">
                <text:p>4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441">
                <text:p>44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/>
              <table:table-cell office:value-type="float" office:value="442">
                <text:p>44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443">
                <text:p>4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444">
                <text:p>44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445">
                <text:p>44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446">
                <text:p>44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447">
                <text:p>44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/>
              <table:table-cell office:value-type="float" office:value="448">
                <text:p>44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/>
              <table:table-cell office:value-type="float" office:value="449">
                <text:p>44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450">
                <text:p>45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/>
              <table:table-cell office:value-type="float" office:value="451">
                <text:p>4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452">
                <text:p>45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453">
                <text:p>45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454">
                <text:p>45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455">
                <text:p>45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456">
                <text:p>45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457">
                <text:p>45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/>
              <table:table-cell office:value-type="float" office:value="458">
                <text:p>45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/>
              <table:table-cell office:value-type="float" office:value="459">
                <text:p>45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460">
                <text:p>4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461">
                <text:p>4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462">
                <text:p>4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463">
                <text:p>46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/>
              <table:table-cell office:value-type="float" office:value="464">
                <text:p>46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/>
              <table:table-cell office:value-type="float" office:value="465">
                <text:p>46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/>
              <table:table-cell office:value-type="float" office:value="466">
                <text:p>4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467">
                <text:p>46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/>
              <table:table-cell office:value-type="float" office:value="468">
                <text:p>46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469">
                <text:p>46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/>
              <table:table-cell office:value-type="float" office:value="470">
                <text:p>47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471">
                <text:p>47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/>
              <table:table-cell office:value-type="float" office:value="472">
                <text:p>47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473">
                <text:p>47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/>
              <table:table-cell office:value-type="float" office:value="474">
                <text:p>47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/>
              <table:table-cell office:value-type="float" office:value="475">
                <text:p>47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/>
              <table:table-cell office:value-type="float" office:value="476">
                <text:p>476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/>
              <table:table-cell office:value-type="float" office:value="477">
                <text:p>47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/>
              <table:table-cell office:value-type="float" office:value="478">
                <text:p>47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/>
              <table:table-cell office:value-type="float" office:value="479">
                <text:p>47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/>
              <table:table-cell office:value-type="float" office:value="481">
                <text:p>48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/>
              <table:table-cell office:value-type="float" office:value="482">
                <text:p>48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/>
              <table:table-cell office:value-type="float" office:value="483">
                <text:p>48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/>
              <table:table-cell office:value-type="float" office:value="484">
                <text:p>48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/>
              <table:table-cell office:value-type="float" office:value="485">
                <text:p>48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/>
              <table:table-cell office:value-type="float" office:value="486">
                <text:p>48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/>
              <table:table-cell office:value-type="float" office:value="487">
                <text:p>48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/>
              <table:table-cell office:value-type="float" office:value="488">
                <text:p>48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/>
              <table:table-cell office:value-type="float" office:value="489">
                <text:p>489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/>
              <table:table-cell office:value-type="float" office:value="490">
                <text:p>49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/>
              <table:table-cell office:value-type="float" office:value="491">
                <text:p>49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/>
              <table:table-cell office:value-type="float" office:value="492">
                <text:p>49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/>
              <table:table-cell office:value-type="float" office:value="493">
                <text:p>49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/>
              <table:table-cell office:value-type="float" office:value="494">
                <text:p>49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495">
                <text:p>49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496">
                <text:p>49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/>
              <table:table-cell office:value-type="float" office:value="497">
                <text:p>49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/>
              <table:table-cell office:value-type="float" office:value="498">
                <text:p>49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/>
              <table:table-cell office:value-type="float" office:value="499">
                <text:p>49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/>
              <table:table-cell office:value-type="float" office:value="501">
                <text:p>50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/>
              <table:table-cell office:value-type="float" office:value="502">
                <text:p>50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/>
              <table:table-cell office:value-type="float" office:value="503">
                <text:p>50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/>
              <table:table-cell office:value-type="float" office:value="504">
                <text:p>5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505">
                <text:p>50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/>
              <table:table-cell office:value-type="float" office:value="506">
                <text:p>50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507">
                <text:p>50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/>
              <table:table-cell office:value-type="float" office:value="508">
                <text:p>50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/>
              <table:table-cell office:value-type="float" office:value="509">
                <text:p>50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/>
              <table:table-cell office:value-type="float" office:value="510">
                <text:p>51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/>
              <table:table-cell office:value-type="float" office:value="511">
                <text:p>51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513">
                <text:p>51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/>
              <table:table-cell office:value-type="float" office:value="514">
                <text:p>51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515">
                <text:p>51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516">
                <text:p>5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/>
              <table:table-cell office:value-type="float" office:value="517">
                <text:p>5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518">
                <text:p>51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519">
                <text:p>5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520">
                <text:p>5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/>
              <table:table-cell office:value-type="float" office:value="521">
                <text:p>52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/>
              <table:table-cell office:value-type="float" office:value="522">
                <text:p>52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/>
              <table:table-cell office:value-type="float" office:value="523">
                <text:p>52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/>
              <table:table-cell office:value-type="float" office:value="524">
                <text:p>52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/>
              <table:table-cell office:value-type="float" office:value="525">
                <text:p>52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/>
              <table:table-cell office:value-type="float" office:value="526">
                <text:p>52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/>
              <table:table-cell office:value-type="float" office:value="527">
                <text:p>52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/>
              <table:table-cell office:value-type="float" office:value="528">
                <text:p>528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/>
              <table:table-cell office:value-type="float" office:value="529">
                <text:p>52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530">
                <text:p>53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/>
              <table:table-cell office:value-type="float" office:value="531">
                <text:p>53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/>
              <table:table-cell office:value-type="float" office:value="532">
                <text:p>5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/>
              <table:table-cell office:value-type="float" office:value="533">
                <text:p>53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/>
              <table:table-cell office:value-type="float" office:value="534">
                <text:p>53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535">
                <text:p>53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/>
              <table:table-cell office:value-type="float" office:value="536">
                <text:p>5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/>
              <table:table-cell office:value-type="float" office:value="537">
                <text:p>53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/>
              <table:table-cell office:value-type="float" office:value="538">
                <text:p>538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539">
                <text:p>53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/>
              <table:table-cell office:value-type="float" office:value="540">
                <text:p>54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/>
              <table:table-cell office:value-type="float" office:value="541">
                <text:p>54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/>
              <table:table-cell office:value-type="float" office:value="542">
                <text:p>54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/>
              <table:table-cell office:value-type="float" office:value="543">
                <text:p>54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/>
              <table:table-cell office:value-type="float" office:value="544">
                <text:p>544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/>
              <table:table-cell office:value-type="float" office:value="545">
                <text:p>54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/>
              <table:table-cell office:value-type="float" office:value="546">
                <text:p>54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/>
              <table:table-cell office:value-type="float" office:value="547">
                <text:p>547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/>
              <table:table-cell office:value-type="float" office:value="548">
                <text:p>54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/>
              <table:table-cell office:value-type="float" office:value="549">
                <text:p>549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/>
              <table:table-cell office:value-type="float" office:value="550">
                <text:p>55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551">
                <text:p>55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/>
              <table:table-cell office:value-type="float" office:value="552">
                <text:p>55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/>
              <table:table-cell office:value-type="float" office:value="553">
                <text:p>55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/>
              <table:table-cell office:value-type="float" office:value="554">
                <text:p>55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555">
                <text:p>55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556">
                <text:p>55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/>
              <table:table-cell office:value-type="float" office:value="557">
                <text:p>55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/>
              <table:table-cell office:value-type="float" office:value="558">
                <text:p>55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/>
              <table:table-cell office:value-type="float" office:value="559">
                <text:p>559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/>
              <table:table-cell office:value-type="float" office:value="560">
                <text:p>56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/>
              <table:table-cell office:value-type="float" office:value="561">
                <text:p>56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/>
              <table:table-cell office:value-type="float" office:value="562">
                <text:p>56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/>
              <table:table-cell office:value-type="float" office:value="563">
                <text:p>56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/>
              <table:table-cell office:value-type="float" office:value="564">
                <text:p>56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/>
              <table:table-cell office:value-type="float" office:value="565">
                <text:p>56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/>
              <table:table-cell office:value-type="float" office:value="566">
                <text:p>56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/>
              <table:table-cell office:value-type="float" office:value="567">
                <text:p>56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568">
                <text:p>56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/>
              <table:table-cell office:value-type="float" office:value="569">
                <text:p>56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/>
              <table:table-cell office:value-type="float" office:value="570">
                <text:p>57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571">
                <text:p>57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/>
              <table:table-cell office:value-type="float" office:value="572">
                <text:p>57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/>
              <table:table-cell office:value-type="float" office:value="573">
                <text:p>57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/>
              <table:table-cell office:value-type="float" office:value="574">
                <text:p>57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/>
              <table:table-cell office:value-type="float" office:value="575">
                <text:p>57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576">
                <text:p>57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577">
                <text:p>57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578">
                <text:p>578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/>
              <table:table-cell office:value-type="float" office:value="579">
                <text:p>57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/>
              <table:table-cell office:value-type="float" office:value="580">
                <text:p>58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/>
              <table:table-cell office:value-type="float" office:value="581">
                <text:p>58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/>
              <table:table-cell office:value-type="float" office:value="582">
                <text:p>58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/>
              <table:table-cell office:value-type="float" office:value="583">
                <text:p>58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/>
              <table:table-cell office:value-type="float" office:value="584">
                <text:p>58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/>
              <table:table-cell office:value-type="float" office:value="585">
                <text:p>58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/>
              <table:table-cell office:value-type="float" office:value="586">
                <text:p>58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/>
              <table:table-cell office:value-type="float" office:value="587">
                <text:p>58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/>
              <table:table-cell office:value-type="float" office:value="588">
                <text:p>58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/>
              <table:table-cell office:value-type="float" office:value="589">
                <text:p>58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590">
                <text:p>5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/>
              <table:table-cell office:value-type="float" office:value="591">
                <text:p>59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592">
                <text:p>59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/>
              <table:table-cell office:value-type="float" office:value="593">
                <text:p>5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594">
                <text:p>59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595">
                <text:p>59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596">
                <text:p>59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/>
              <table:table-cell office:value-type="float" office:value="597">
                <text:p>59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598">
                <text:p>59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599">
                <text:p>59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/>
              <table:table-cell office:value-type="float" office:value="601">
                <text:p>60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/>
              <table:table-cell office:value-type="float" office:value="602">
                <text:p>60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/>
              <table:table-cell office:value-type="float" office:value="603">
                <text:p>60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/>
              <table:table-cell office:value-type="float" office:value="604">
                <text:p>60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/>
              <table:table-cell office:value-type="float" office:value="605">
                <text:p>60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/>
              <table:table-cell office:value-type="float" office:value="606">
                <text:p>60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/>
              <table:table-cell office:value-type="float" office:value="607">
                <text:p>60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/>
              <table:table-cell office:value-type="float" office:value="608">
                <text:p>60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/>
              <table:table-cell office:value-type="float" office:value="609">
                <text:p>60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/>
              <table:table-cell office:value-type="float" office:value="610">
                <text:p>61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/>
              <table:table-cell office:value-type="float" office:value="611">
                <text:p>61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/>
              <table:table-cell office:value-type="float" office:value="612">
                <text:p>6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613">
                <text:p>61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614">
                <text:p>61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/>
              <table:table-cell office:value-type="float" office:value="615">
                <text:p>61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/>
              <table:table-cell office:value-type="float" office:value="616">
                <text:p>61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/>
              <table:table-cell office:value-type="float" office:value="617">
                <text:p>617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/>
              <table:table-cell office:value-type="float" office:value="618">
                <text:p>61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/>
              <table:table-cell office:value-type="float" office:value="619">
                <text:p>61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/>
              <table:table-cell office:value-type="float" office:value="620">
                <text:p>6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621">
                <text:p>62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622">
                <text:p>6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623">
                <text:p>62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/>
              <table:table-cell office:value-type="float" office:value="624">
                <text:p>62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/>
              <table:table-cell office:value-type="float" office:value="625">
                <text:p>62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/>
              <table:table-cell office:value-type="float" office:value="626">
                <text:p>6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/>
              <table:table-cell office:value-type="float" office:value="627">
                <text:p>62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/>
              <table:table-cell office:value-type="float" office:value="628">
                <text:p>62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/>
              <table:table-cell office:value-type="float" office:value="629">
                <text:p>62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/>
              <table:table-cell office:value-type="float" office:value="630">
                <text:p>63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/>
              <table:table-cell office:value-type="float" office:value="631">
                <text:p>63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/>
              <table:table-cell office:value-type="float" office:value="632">
                <text:p>63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/>
              <table:table-cell office:value-type="float" office:value="633">
                <text:p>63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/>
              <table:table-cell office:value-type="float" office:value="634">
                <text:p>63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/>
              <table:table-cell office:value-type="float" office:value="635">
                <text:p>6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636">
                <text:p>63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/>
              <table:table-cell office:value-type="float" office:value="637">
                <text:p>63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/>
              <table:table-cell office:value-type="float" office:value="638">
                <text:p>63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/>
              <table:table-cell office:value-type="float" office:value="639">
                <text:p>63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641">
                <text:p>64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/>
              <table:table-cell office:value-type="float" office:value="642">
                <text:p>64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/>
              <table:table-cell office:value-type="float" office:value="643">
                <text:p>64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/>
              <table:table-cell office:value-type="float" office:value="644">
                <text:p>64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/>
              <table:table-cell office:value-type="float" office:value="645">
                <text:p>64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/>
              <table:table-cell office:value-type="float" office:value="646">
                <text:p>64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/>
              <table:table-cell office:value-type="float" office:value="647">
                <text:p>64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/>
              <table:table-cell office:value-type="float" office:value="648">
                <text:p>64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/>
              <table:table-cell office:value-type="float" office:value="649">
                <text:p>64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/>
              <table:table-cell office:value-type="float" office:value="650">
                <text:p>65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/>
              <table:table-cell office:value-type="float" office:value="651">
                <text:p>65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/>
              <table:table-cell office:value-type="float" office:value="652">
                <text:p>65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/>
              <table:table-cell office:value-type="float" office:value="653">
                <text:p>65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/>
              <table:table-cell office:value-type="float" office:value="654">
                <text:p>65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/>
              <table:table-cell office:value-type="float" office:value="655">
                <text:p>65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/>
              <table:table-cell office:value-type="float" office:value="656">
                <text:p>65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/>
              <table:table-cell office:value-type="float" office:value="657">
                <text:p>65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658">
                <text:p>65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/>
              <table:table-cell office:value-type="float" office:value="659">
                <text:p>65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660">
                <text:p>6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661">
                <text:p>66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/>
              <table:table-cell office:value-type="float" office:value="662">
                <text:p>66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/>
              <table:table-cell office:value-type="float" office:value="663">
                <text:p>66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/>
              <table:table-cell office:value-type="float" office:value="664">
                <text:p>66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/>
              <table:table-cell office:value-type="float" office:value="665">
                <text:p>66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666">
                <text:p>6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667">
                <text:p>66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/>
              <table:table-cell office:value-type="float" office:value="668">
                <text:p>66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/>
              <table:table-cell office:value-type="float" office:value="669">
                <text:p>66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/>
              <table:table-cell office:value-type="float" office:value="670">
                <text:p>67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/>
              <table:table-cell office:value-type="float" office:value="671">
                <text:p>67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/>
              <table:table-cell office:value-type="float" office:value="672">
                <text:p>67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673">
                <text:p>6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674">
                <text:p>67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/>
              <table:table-cell office:value-type="float" office:value="675">
                <text:p>67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676">
                <text:p>6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677">
                <text:p>67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/>
              <table:table-cell office:value-type="float" office:value="678">
                <text:p>6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679">
                <text:p>6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/>
              <table:table-cell office:value-type="float" office:value="680">
                <text:p>68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/>
              <table:table-cell office:value-type="float" office:value="681">
                <text:p>68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/>
              <table:table-cell office:value-type="float" office:value="682">
                <text:p>68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/>
              <table:table-cell office:value-type="float" office:value="683">
                <text:p>68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/>
              <table:table-cell office:value-type="float" office:value="684">
                <text:p>68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/>
              <table:table-cell office:value-type="float" office:value="685">
                <text:p>68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/>
              <table:table-cell office:value-type="float" office:value="686">
                <text:p>686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/>
              <table:table-cell office:value-type="float" office:value="687">
                <text:p>68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688">
                <text:p>68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/>
              <table:table-cell office:value-type="float" office:value="689">
                <text:p>68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/>
              <table:table-cell office:value-type="float" office:value="690">
                <text:p>69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691">
                <text:p>69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692">
                <text:p>69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693">
                <text:p>69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694">
                <text:p>69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695">
                <text:p>6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/>
              <table:table-cell office:value-type="float" office:value="696">
                <text:p>69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/>
              <table:table-cell office:value-type="float" office:value="697">
                <text:p>69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/>
              <table:table-cell office:value-type="float" office:value="698">
                <text:p>69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/>
              <table:table-cell office:value-type="float" office:value="699">
                <text:p>699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/>
              <table:table-cell office:value-type="float" office:value="701">
                <text:p>70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/>
              <table:table-cell office:value-type="float" office:value="702">
                <text:p>702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/>
              <table:table-cell office:value-type="float" office:value="703">
                <text:p>70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704">
                <text:p>70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/>
              <table:table-cell office:value-type="float" office:value="705">
                <text:p>70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/>
              <table:table-cell office:value-type="float" office:value="706">
                <text:p>70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/>
              <table:table-cell office:value-type="float" office:value="707">
                <text:p>70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/>
              <table:table-cell office:value-type="float" office:value="708">
                <text:p>70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/>
              <table:table-cell office:value-type="float" office:value="709">
                <text:p>70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710">
                <text:p>71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711">
                <text:p>71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/>
              <table:table-cell office:value-type="float" office:value="712">
                <text:p>71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/>
              <table:table-cell office:value-type="float" office:value="713">
                <text:p>71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/>
              <table:table-cell office:value-type="float" office:value="714">
                <text:p>71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/>
              <table:table-cell office:value-type="float" office:value="715">
                <text:p>71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/>
              <table:table-cell office:value-type="float" office:value="716">
                <text:p>71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/>
              <table:table-cell office:value-type="float" office:value="717">
                <text:p>71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/>
              <table:table-cell office:value-type="float" office:value="718">
                <text:p>718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/>
              <table:table-cell office:value-type="float" office:value="719">
                <text:p>7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/>
              <table:table-cell office:value-type="float" office:value="721">
                <text:p>72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/>
              <table:table-cell office:value-type="float" office:value="722">
                <text:p>72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/>
              <table:table-cell office:value-type="float" office:value="723">
                <text:p>7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/>
              <table:table-cell office:value-type="float" office:value="724">
                <text:p>7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/>
              <table:table-cell office:value-type="float" office:value="725">
                <text:p>7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/>
              <table:table-cell office:value-type="float" office:value="726">
                <text:p>72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727">
                <text:p>72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728">
                <text:p>72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/>
              <table:table-cell office:value-type="float" office:value="729">
                <text:p>72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/>
              <table:table-cell office:value-type="float" office:value="730">
                <text:p>7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731">
                <text:p>73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/>
              <table:table-cell office:value-type="float" office:value="732">
                <text:p>7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/>
              <table:table-cell office:value-type="float" office:value="733">
                <text:p>73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/>
              <table:table-cell office:value-type="float" office:value="734">
                <text:p>73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/>
              <table:table-cell office:value-type="float" office:value="735">
                <text:p>73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/>
              <table:table-cell office:value-type="float" office:value="736">
                <text:p>736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/>
              <table:table-cell office:value-type="float" office:value="737">
                <text:p>7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/>
              <table:table-cell office:value-type="float" office:value="738">
                <text:p>73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/>
              <table:table-cell office:value-type="float" office:value="739">
                <text:p>73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/>
              <table:table-cell office:value-type="float" office:value="740">
                <text:p>74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/>
              <table:table-cell office:value-type="float" office:value="741">
                <text:p>74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742">
                <text:p>74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743">
                <text:p>74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744">
                <text:p>74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745">
                <text:p>74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/>
              <table:table-cell office:value-type="float" office:value="746">
                <text:p>74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/>
              <table:table-cell office:value-type="float" office:value="747">
                <text:p>74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/>
              <table:table-cell office:value-type="float" office:value="748">
                <text:p>7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/>
              <table:table-cell office:value-type="float" office:value="749">
                <text:p>74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/>
              <table:table-cell office:value-type="float" office:value="750">
                <text:p>75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751">
                <text:p>75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/>
              <table:table-cell office:value-type="float" office:value="752">
                <text:p>7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/>
              <table:table-cell office:value-type="float" office:value="753">
                <text:p>753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/>
              <table:table-cell office:value-type="float" office:value="754">
                <text:p>75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/>
              <table:table-cell office:value-type="float" office:value="755">
                <text:p>75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/>
              <table:table-cell office:value-type="float" office:value="756">
                <text:p>75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/>
              <table:table-cell office:value-type="float" office:value="757">
                <text:p>75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/>
              <table:table-cell office:value-type="float" office:value="758">
                <text:p>75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/>
              <table:table-cell office:value-type="float" office:value="759">
                <text:p>75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760">
                <text:p>76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/>
              <table:table-cell office:value-type="float" office:value="761">
                <text:p>76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/>
              <table:table-cell office:value-type="float" office:value="762">
                <text:p>76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763">
                <text:p>76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764">
                <text:p>76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/>
              <table:table-cell office:value-type="float" office:value="765">
                <text:p>76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/>
              <table:table-cell office:value-type="float" office:value="766">
                <text:p>76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/>
              <table:table-cell office:value-type="float" office:value="767">
                <text:p>76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768">
                <text:p>76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769">
                <text:p>76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/>
              <table:table-cell office:value-type="float" office:value="770">
                <text:p>77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/>
              <table:table-cell office:value-type="float" office:value="771">
                <text:p>77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/>
              <table:table-cell office:value-type="float" office:value="772">
                <text:p>77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/>
              <table:table-cell office:value-type="float" office:value="773">
                <text:p>77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/>
              <table:table-cell office:value-type="float" office:value="774">
                <text:p>77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/>
              <table:table-cell office:value-type="float" office:value="775">
                <text:p>77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/>
              <table:table-cell office:value-type="float" office:value="776">
                <text:p>77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/>
              <table:table-cell office:value-type="float" office:value="777">
                <text:p>77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/>
              <table:table-cell office:value-type="float" office:value="778">
                <text:p>778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/>
              <table:table-cell office:value-type="float" office:value="779">
                <text:p>77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/>
              <table:table-cell office:value-type="float" office:value="780">
                <text:p>78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/>
              <table:table-cell office:value-type="float" office:value="781">
                <text:p>78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782">
                <text:p>7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783">
                <text:p>78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/>
              <table:table-cell office:value-type="float" office:value="784">
                <text:p>78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/>
              <table:table-cell office:value-type="float" office:value="785">
                <text:p>78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/>
              <table:table-cell office:value-type="float" office:value="786">
                <text:p>78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/>
              <table:table-cell office:value-type="float" office:value="787">
                <text:p>787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/>
              <table:table-cell office:value-type="float" office:value="788">
                <text:p>78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/>
              <table:table-cell office:value-type="float" office:value="789">
                <text:p>78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/>
              <table:table-cell office:value-type="float" office:value="790">
                <text:p>79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/>
              <table:table-cell office:value-type="float" office:value="791">
                <text:p>791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/>
              <table:table-cell office:value-type="float" office:value="792">
                <text:p>79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/>
              <table:table-cell office:value-type="float" office:value="793">
                <text:p>79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/>
              <table:table-cell office:value-type="float" office:value="794">
                <text:p>79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795">
                <text:p>79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796">
                <text:p>79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/>
              <table:table-cell office:value-type="float" office:value="797">
                <text:p>79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/>
              <table:table-cell office:value-type="float" office:value="798">
                <text:p>79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/>
              <table:table-cell office:value-type="float" office:value="799">
                <text:p>79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/>
              <table:table-cell office:value-type="float" office:value="801">
                <text:p>80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/>
              <table:table-cell office:value-type="float" office:value="802">
                <text:p>80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/>
              <table:table-cell office:value-type="float" office:value="803">
                <text:p>80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/>
              <table:table-cell office:value-type="float" office:value="804">
                <text:p>80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/>
              <table:table-cell office:value-type="float" office:value="805">
                <text:p>80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/>
              <table:table-cell office:value-type="float" office:value="806">
                <text:p>80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/>
              <table:table-cell office:value-type="float" office:value="807">
                <text:p>80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/>
              <table:table-cell office:value-type="float" office:value="808">
                <text:p>80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/>
              <table:table-cell office:value-type="float" office:value="809">
                <text:p>80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/>
              <table:table-cell office:value-type="float" office:value="810">
                <text:p>8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811">
                <text:p>8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/>
              <table:table-cell office:value-type="float" office:value="812">
                <text:p>81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/>
              <table:table-cell office:value-type="float" office:value="813">
                <text:p>81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/>
              <table:table-cell office:value-type="float" office:value="814">
                <text:p>81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/>
              <table:table-cell office:value-type="float" office:value="815">
                <text:p>81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/>
              <table:table-cell office:value-type="float" office:value="816">
                <text:p>81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/>
              <table:table-cell office:value-type="float" office:value="817">
                <text:p>81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/>
              <table:table-cell office:value-type="float" office:value="818">
                <text:p>81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/>
              <table:table-cell office:value-type="float" office:value="819">
                <text:p>81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/>
              <table:table-cell office:value-type="float" office:value="820">
                <text:p>82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/>
              <table:table-cell office:value-type="float" office:value="821">
                <text:p>821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822">
                <text:p>82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/>
              <table:table-cell office:value-type="float" office:value="823">
                <text:p>8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/>
              <table:table-cell office:value-type="float" office:value="824">
                <text:p>82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/>
              <table:table-cell office:value-type="float" office:value="825">
                <text:p>82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/>
              <table:table-cell office:value-type="float" office:value="826">
                <text:p>82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/>
              <table:table-cell office:value-type="float" office:value="827">
                <text:p>82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/>
              <table:table-cell office:value-type="float" office:value="828">
                <text:p>82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/>
              <table:table-cell office:value-type="float" office:value="829">
                <text:p>82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/>
              <table:table-cell office:value-type="float" office:value="830">
                <text:p>83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/>
              <table:table-cell office:value-type="float" office:value="831">
                <text:p>83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/>
              <table:table-cell office:value-type="float" office:value="832">
                <text:p>83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/>
              <table:table-cell office:value-type="float" office:value="833">
                <text:p>83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834">
                <text:p>83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/>
              <table:table-cell office:value-type="float" office:value="835">
                <text:p>83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836">
                <text:p>83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/>
              <table:table-cell office:value-type="float" office:value="837">
                <text:p>83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/>
              <table:table-cell office:value-type="float" office:value="838">
                <text:p>83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/>
              <table:table-cell office:value-type="float" office:value="839">
                <text:p>83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/>
              <table:table-cell office:value-type="float" office:value="840">
                <text:p>84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841">
                <text:p>84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/>
              <table:table-cell office:value-type="float" office:value="842">
                <text:p>84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/>
              <table:table-cell office:value-type="float" office:value="843">
                <text:p>84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/>
              <table:table-cell office:value-type="float" office:value="844">
                <text:p>84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/>
              <table:table-cell office:value-type="float" office:value="845">
                <text:p>84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/>
              <table:table-cell office:value-type="float" office:value="846">
                <text:p>84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/>
              <table:table-cell office:value-type="float" office:value="847">
                <text:p>84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/>
              <table:table-cell office:value-type="float" office:value="848">
                <text:p>84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/>
              <table:table-cell office:value-type="float" office:value="849">
                <text:p>84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/>
              <table:table-cell office:value-type="float" office:value="850">
                <text:p>850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/>
              <table:table-cell office:value-type="float" office:value="851">
                <text:p>85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/>
              <table:table-cell office:value-type="float" office:value="852">
                <text:p>8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/>
              <table:table-cell office:value-type="float" office:value="853">
                <text:p>85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/>
              <table:table-cell office:value-type="float" office:value="854">
                <text:p>85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/>
              <table:table-cell office:value-type="float" office:value="855">
                <text:p>85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/>
              <table:table-cell office:value-type="float" office:value="856">
                <text:p>856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/>
              <table:table-cell office:value-type="float" office:value="857">
                <text:p>857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/>
              <table:table-cell office:value-type="float" office:value="858">
                <text:p>85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/>
              <table:table-cell office:value-type="float" office:value="859">
                <text:p>85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/>
              <table:table-cell office:value-type="float" office:value="860">
                <text:p>86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/>
              <table:table-cell office:value-type="float" office:value="861">
                <text:p>86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/>
              <table:table-cell office:value-type="float" office:value="862">
                <text:p>86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/>
              <table:table-cell office:value-type="float" office:value="863">
                <text:p>86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/>
              <table:table-cell office:value-type="float" office:value="864">
                <text:p>86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/>
              <table:table-cell office:value-type="float" office:value="865">
                <text:p>865</text:p>
              </table:table-cell>
              <table:table-cell office:value-type="float" office:value="1247">
                <text:p>1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